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2.8600000000000003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2.446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2.032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2.3080000000000003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2.8600000000000003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2.446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2.032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2.3080000000000003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square_relea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eventually_5xr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72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112.0"/>
          <table:table-cell office:value-type="float" office:value="2799.0"/>
          <table:table-cell office:value-type="float" office:value="0.0"/>
          <table:table-cell office:value-type="float" office:value="0.0"/>
          <table:table-cell office:value-type="float" office:value="1.174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2783.0"/>
          <table:table-cell office:value-type="float" office:value="5103.0"/>
          <table:table-cell office:value-type="float" office:value="0.0"/>
          <table:table-cell office:value-type="float" office:value="0.0"/>
          <table:table-cell office:value-type="float" office:value="0.3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43.0"/>
          <table:table-cell office:value-type="float" office:value="0.0"/>
          <table:table-cell office:value-type="float" office:value="0.0"/>
          <table:table-cell office:value-type="float" office:value="0.43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225.0"/>
          <table:table-cell office:value-type="float" office:value="0.0"/>
          <table:table-cell office:value-type="float" office:value="0.0"/>
          <table:table-cell office:value-type="float" office:value="0.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901.0"/>
          <table:table-cell office:value-type="float" office:value="0.0"/>
          <table:table-cell office:value-type="float" office:value="0.0"/>
          <table:table-cell table:formula="of:=MIN([.$B3];[.$J3];[.$R3];[.$Z3];[.$AH3])" office:value-type="float"/>
          <table:table-cell table:formula="of:=MIN([.$C3];[.$K3];[.$S3];[.$AA3];[.$AI3])" office:value-type="float"/>
          <table:table-cell table:formula="of:=MIN([.$D3];[.$L3];[.$T3];[.$AB3];[.$AJ3])" office:value-type="float"/>
          <table:table-cell table:formula="of:=MIN([.$E3];[.$M3];[.$U3];[.$AC3];[.$AK3])" office:value-type="float"/>
          <table:table-cell table:formula="of:=MIN([.$F3];[.$N3];[.$V3];[.$AD3];[.$AL3])" office:value-type="float"/>
          <table:table-cell table:formula="of:=MIN([.$G3];[.$O3];[.$W3];[.$AE3];[.$AM3])" office:value-type="float"/>
          <table:table-cell table:formula="of:=MIN([.$H3];[.$P3];[.$X3];[.$AF3];[.$AN3])" office:value-type="float"/>
          <table:table-cell table:formula="of:=MIN([.$I3];[.$Q3];[.$Y3];[.$AG3];[.$AO3])" office:value-type="float"/>
          <table:table-cell table:formula="of:=MEDIAN([.$B3];[.$J3];[.$R3];[.$Z3];[.$AH3])" office:value-type="float"/>
          <table:table-cell table:formula="of:=MEDIAN([.$C3];[.$K3];[.$S3];[.$AA3];[.$AI3])" office:value-type="float"/>
          <table:table-cell table:formula="of:=MEDIAN([.$D3];[.$L3];[.$T3];[.$AB3];[.$AJ3])" office:value-type="float"/>
          <table:table-cell table:formula="of:=MEDIAN([.$E3];[.$M3];[.$U3];[.$AC3];[.$AK3])" office:value-type="float"/>
          <table:table-cell table:formula="of:=MEDIAN([.$F3];[.$N3];[.$V3];[.$AD3];[.$AL3])" office:value-type="float"/>
          <table:table-cell table:formula="of:=MEDIAN([.$G3];[.$O3];[.$W3];[.$AE3];[.$AM3])" office:value-type="float"/>
          <table:table-cell table:formula="of:=MEDIAN([.$H3];[.$P3];[.$X3];[.$AF3];[.$AN3])" office:value-type="float"/>
          <table:table-cell table:formula="of:=MEDIAN([.$I3];[.$Q3];[.$Y3];[.$AG3];[.$AO3])" office:value-type="float"/>
          <table:table-cell table:formula="of:=MAX([.$B3];[.$J3];[.$R3];[.$Z3];[.$AH3])" office:value-type="float"/>
          <table:table-cell table:formula="of:=MAX([.$C3];[.$K3];[.$S3];[.$AA3];[.$AI3])" office:value-type="float"/>
          <table:table-cell table:formula="of:=MAX([.$D3];[.$L3];[.$T3];[.$AB3];[.$AJ3])" office:value-type="float"/>
          <table:table-cell table:formula="of:=MAX([.$E3];[.$M3];[.$U3];[.$AC3];[.$AK3])" office:value-type="float"/>
          <table:table-cell table:formula="of:=MAX([.$F3];[.$N3];[.$V3];[.$AD3];[.$AL3])" office:value-type="float"/>
          <table:table-cell table:formula="of:=MAX([.$G3];[.$O3];[.$W3];[.$AE3];[.$AM3])" office:value-type="float"/>
          <table:table-cell table:formula="of:=MAX([.$H3];[.$P3];[.$X3];[.$AF3];[.$AN3])" office:value-type="float"/>
          <table:table-cell table:formula="of:=MAX([.$I3];[.$Q3];[.$Y3];[.$AG3];[.$AO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957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833.0"/>
          <table:table-cell office:value-type="float" office:value="4568.0"/>
          <table:table-cell office:value-type="float" office:value="0.0"/>
          <table:table-cell office:value-type="float" office:value="0.0"/>
          <table:table-cell office:value-type="float" office:value="1.125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2637.0"/>
          <table:table-cell office:value-type="float" office:value="7376.0"/>
          <table:table-cell office:value-type="float" office:value="0.0"/>
          <table:table-cell office:value-type="float" office:value="0.0"/>
          <table:table-cell office:value-type="float" office:value="0.38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37.0"/>
          <table:table-cell office:value-type="float" office:value="0.0"/>
          <table:table-cell office:value-type="float" office:value="0.0"/>
          <table:table-cell office:value-type="float" office:value="0.4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312.0"/>
          <table:table-cell office:value-type="float" office:value="0.0"/>
          <table:table-cell office:value-type="float" office:value="0.0"/>
          <table:table-cell office:value-type="float" office:value="0.4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955.0"/>
          <table:table-cell office:value-type="float" office:value="0.0"/>
          <table:table-cell office:value-type="float" office:value="0.0"/>
          <table:table-cell table:formula="of:=MIN([.$B4];[.$J4];[.$R4];[.$Z4];[.$AH4])" office:value-type="float"/>
          <table:table-cell table:formula="of:=MIN([.$C4];[.$K4];[.$S4];[.$AA4];[.$AI4])" office:value-type="float"/>
          <table:table-cell table:formula="of:=MIN([.$D4];[.$L4];[.$T4];[.$AB4];[.$AJ4])" office:value-type="float"/>
          <table:table-cell table:formula="of:=MIN([.$E4];[.$M4];[.$U4];[.$AC4];[.$AK4])" office:value-type="float"/>
          <table:table-cell table:formula="of:=MIN([.$F4];[.$N4];[.$V4];[.$AD4];[.$AL4])" office:value-type="float"/>
          <table:table-cell table:formula="of:=MIN([.$G4];[.$O4];[.$W4];[.$AE4];[.$AM4])" office:value-type="float"/>
          <table:table-cell table:formula="of:=MIN([.$H4];[.$P4];[.$X4];[.$AF4];[.$AN4])" office:value-type="float"/>
          <table:table-cell table:formula="of:=MIN([.$I4];[.$Q4];[.$Y4];[.$AG4];[.$AO4])" office:value-type="float"/>
          <table:table-cell table:formula="of:=MEDIAN([.$B4];[.$J4];[.$R4];[.$Z4];[.$AH4])" office:value-type="float"/>
          <table:table-cell table:formula="of:=MEDIAN([.$C4];[.$K4];[.$S4];[.$AA4];[.$AI4])" office:value-type="float"/>
          <table:table-cell table:formula="of:=MEDIAN([.$D4];[.$L4];[.$T4];[.$AB4];[.$AJ4])" office:value-type="float"/>
          <table:table-cell table:formula="of:=MEDIAN([.$E4];[.$M4];[.$U4];[.$AC4];[.$AK4])" office:value-type="float"/>
          <table:table-cell table:formula="of:=MEDIAN([.$F4];[.$N4];[.$V4];[.$AD4];[.$AL4])" office:value-type="float"/>
          <table:table-cell table:formula="of:=MEDIAN([.$G4];[.$O4];[.$W4];[.$AE4];[.$AM4])" office:value-type="float"/>
          <table:table-cell table:formula="of:=MEDIAN([.$H4];[.$P4];[.$X4];[.$AF4];[.$AN4])" office:value-type="float"/>
          <table:table-cell table:formula="of:=MEDIAN([.$I4];[.$Q4];[.$Y4];[.$AG4];[.$AO4])" office:value-type="float"/>
          <table:table-cell table:formula="of:=MAX([.$B4];[.$J4];[.$R4];[.$Z4];[.$AH4])" office:value-type="float"/>
          <table:table-cell table:formula="of:=MAX([.$C4];[.$K4];[.$S4];[.$AA4];[.$AI4])" office:value-type="float"/>
          <table:table-cell table:formula="of:=MAX([.$D4];[.$L4];[.$T4];[.$AB4];[.$AJ4])" office:value-type="float"/>
          <table:table-cell table:formula="of:=MAX([.$E4];[.$M4];[.$U4];[.$AC4];[.$AK4])" office:value-type="float"/>
          <table:table-cell table:formula="of:=MAX([.$F4];[.$N4];[.$V4];[.$AD4];[.$AL4])" office:value-type="float"/>
          <table:table-cell table:formula="of:=MAX([.$G4];[.$O4];[.$W4];[.$AE4];[.$AM4])" office:value-type="float"/>
          <table:table-cell table:formula="of:=MAX([.$H4];[.$P4];[.$X4];[.$AF4];[.$AN4])" office:value-type="float"/>
          <table:table-cell table:formula="of:=MAX([.$I4];[.$Q4];[.$Y4];[.$AG4];[.$AO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806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490.0"/>
          <table:table-cell office:value-type="float" office:value="3599.0"/>
          <table:table-cell office:value-type="float" office:value="0.0"/>
          <table:table-cell office:value-type="float" office:value="0.0"/>
          <table:table-cell office:value-type="float" office:value="0.671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577.0"/>
          <table:table-cell office:value-type="float" office:value="1004.0"/>
          <table:table-cell office:value-type="float" office:value="0.0"/>
          <table:table-cell office:value-type="float" office:value="0.0"/>
          <table:table-cell office:value-type="float" office:value="0.3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413.0"/>
          <table:table-cell office:value-type="float" office:value="0.0"/>
          <table:table-cell office:value-type="float" office:value="0.0"/>
          <table:table-cell office:value-type="float" office:value="0.38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333.0"/>
          <table:table-cell office:value-type="float" office:value="0.0"/>
          <table:table-cell office:value-type="float" office:value="0.0"/>
          <table:table-cell office:value-type="float" office:value="0.5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32.0"/>
          <table:table-cell office:value-type="float" office:value="0.0"/>
          <table:table-cell office:value-type="float" office:value="0.0"/>
          <table:table-cell table:formula="of:=MIN([.$B5];[.$J5];[.$R5];[.$Z5];[.$AH5])" office:value-type="float"/>
          <table:table-cell table:formula="of:=MIN([.$C5];[.$K5];[.$S5];[.$AA5];[.$AI5])" office:value-type="float"/>
          <table:table-cell table:formula="of:=MIN([.$D5];[.$L5];[.$T5];[.$AB5];[.$AJ5])" office:value-type="float"/>
          <table:table-cell table:formula="of:=MIN([.$E5];[.$M5];[.$U5];[.$AC5];[.$AK5])" office:value-type="float"/>
          <table:table-cell table:formula="of:=MIN([.$F5];[.$N5];[.$V5];[.$AD5];[.$AL5])" office:value-type="float"/>
          <table:table-cell table:formula="of:=MIN([.$G5];[.$O5];[.$W5];[.$AE5];[.$AM5])" office:value-type="float"/>
          <table:table-cell table:formula="of:=MIN([.$H5];[.$P5];[.$X5];[.$AF5];[.$AN5])" office:value-type="float"/>
          <table:table-cell table:formula="of:=MIN([.$I5];[.$Q5];[.$Y5];[.$AG5];[.$AO5])" office:value-type="float"/>
          <table:table-cell table:formula="of:=MEDIAN([.$B5];[.$J5];[.$R5];[.$Z5];[.$AH5])" office:value-type="float"/>
          <table:table-cell table:formula="of:=MEDIAN([.$C5];[.$K5];[.$S5];[.$AA5];[.$AI5])" office:value-type="float"/>
          <table:table-cell table:formula="of:=MEDIAN([.$D5];[.$L5];[.$T5];[.$AB5];[.$AJ5])" office:value-type="float"/>
          <table:table-cell table:formula="of:=MEDIAN([.$E5];[.$M5];[.$U5];[.$AC5];[.$AK5])" office:value-type="float"/>
          <table:table-cell table:formula="of:=MEDIAN([.$F5];[.$N5];[.$V5];[.$AD5];[.$AL5])" office:value-type="float"/>
          <table:table-cell table:formula="of:=MEDIAN([.$G5];[.$O5];[.$W5];[.$AE5];[.$AM5])" office:value-type="float"/>
          <table:table-cell table:formula="of:=MEDIAN([.$H5];[.$P5];[.$X5];[.$AF5];[.$AN5])" office:value-type="float"/>
          <table:table-cell table:formula="of:=MEDIAN([.$I5];[.$Q5];[.$Y5];[.$AG5];[.$AO5])" office:value-type="float"/>
          <table:table-cell table:formula="of:=MAX([.$B5];[.$J5];[.$R5];[.$Z5];[.$AH5])" office:value-type="float"/>
          <table:table-cell table:formula="of:=MAX([.$C5];[.$K5];[.$S5];[.$AA5];[.$AI5])" office:value-type="float"/>
          <table:table-cell table:formula="of:=MAX([.$D5];[.$L5];[.$T5];[.$AB5];[.$AJ5])" office:value-type="float"/>
          <table:table-cell table:formula="of:=MAX([.$E5];[.$M5];[.$U5];[.$AC5];[.$AK5])" office:value-type="float"/>
          <table:table-cell table:formula="of:=MAX([.$F5];[.$N5];[.$V5];[.$AD5];[.$AL5])" office:value-type="float"/>
          <table:table-cell table:formula="of:=MAX([.$G5];[.$O5];[.$W5];[.$AE5];[.$AM5])" office:value-type="float"/>
          <table:table-cell table:formula="of:=MAX([.$H5];[.$P5];[.$X5];[.$AF5];[.$AN5])" office:value-type="float"/>
          <table:table-cell table:formula="of:=MAX([.$I5];[.$Q5];[.$Y5];[.$AG5];[.$AO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839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226.0"/>
          <table:table-cell office:value-type="float" office:value="2531.0"/>
          <table:table-cell office:value-type="float" office:value="0.0"/>
          <table:table-cell office:value-type="float" office:value="0.0"/>
          <table:table-cell office:value-type="float" office:value="0.965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472.0"/>
          <table:table-cell office:value-type="float" office:value="4941.0"/>
          <table:table-cell office:value-type="float" office:value="0.0"/>
          <table:table-cell office:value-type="float" office:value="0.0"/>
          <table:table-cell office:value-type="float" office:value="0.32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3.0"/>
          <table:table-cell office:value-type="float" office:value="0.0"/>
          <table:table-cell office:value-type="float" office:value="0.0"/>
          <table:table-cell office:value-type="float" office:value="0.5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345.0"/>
          <table:table-cell office:value-type="float" office:value="0.0"/>
          <table:table-cell office:value-type="float" office:value="0.0"/>
          <table:table-cell office:value-type="float" office:value="0.4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361.0"/>
          <table:table-cell office:value-type="float" office:value="0.0"/>
          <table:table-cell office:value-type="float" office:value="0.0"/>
          <table:table-cell table:formula="of:=MIN([.$B6];[.$J6];[.$R6];[.$Z6];[.$AH6])" office:value-type="float"/>
          <table:table-cell table:formula="of:=MIN([.$C6];[.$K6];[.$S6];[.$AA6];[.$AI6])" office:value-type="float"/>
          <table:table-cell table:formula="of:=MIN([.$D6];[.$L6];[.$T6];[.$AB6];[.$AJ6])" office:value-type="float"/>
          <table:table-cell table:formula="of:=MIN([.$E6];[.$M6];[.$U6];[.$AC6];[.$AK6])" office:value-type="float"/>
          <table:table-cell table:formula="of:=MIN([.$F6];[.$N6];[.$V6];[.$AD6];[.$AL6])" office:value-type="float"/>
          <table:table-cell table:formula="of:=MIN([.$G6];[.$O6];[.$W6];[.$AE6];[.$AM6])" office:value-type="float"/>
          <table:table-cell table:formula="of:=MIN([.$H6];[.$P6];[.$X6];[.$AF6];[.$AN6])" office:value-type="float"/>
          <table:table-cell table:formula="of:=MIN([.$I6];[.$Q6];[.$Y6];[.$AG6];[.$AO6])" office:value-type="float"/>
          <table:table-cell table:formula="of:=MEDIAN([.$B6];[.$J6];[.$R6];[.$Z6];[.$AH6])" office:value-type="float"/>
          <table:table-cell table:formula="of:=MEDIAN([.$C6];[.$K6];[.$S6];[.$AA6];[.$AI6])" office:value-type="float"/>
          <table:table-cell table:formula="of:=MEDIAN([.$D6];[.$L6];[.$T6];[.$AB6];[.$AJ6])" office:value-type="float"/>
          <table:table-cell table:formula="of:=MEDIAN([.$E6];[.$M6];[.$U6];[.$AC6];[.$AK6])" office:value-type="float"/>
          <table:table-cell table:formula="of:=MEDIAN([.$F6];[.$N6];[.$V6];[.$AD6];[.$AL6])" office:value-type="float"/>
          <table:table-cell table:formula="of:=MEDIAN([.$G6];[.$O6];[.$W6];[.$AE6];[.$AM6])" office:value-type="float"/>
          <table:table-cell table:formula="of:=MEDIAN([.$H6];[.$P6];[.$X6];[.$AF6];[.$AN6])" office:value-type="float"/>
          <table:table-cell table:formula="of:=MEDIAN([.$I6];[.$Q6];[.$Y6];[.$AG6];[.$AO6])" office:value-type="float"/>
          <table:table-cell table:formula="of:=MAX([.$B6];[.$J6];[.$R6];[.$Z6];[.$AH6])" office:value-type="float"/>
          <table:table-cell table:formula="of:=MAX([.$C6];[.$K6];[.$S6];[.$AA6];[.$AI6])" office:value-type="float"/>
          <table:table-cell table:formula="of:=MAX([.$D6];[.$L6];[.$T6];[.$AB6];[.$AJ6])" office:value-type="float"/>
          <table:table-cell table:formula="of:=MAX([.$E6];[.$M6];[.$U6];[.$AC6];[.$AK6])" office:value-type="float"/>
          <table:table-cell table:formula="of:=MAX([.$F6];[.$N6];[.$V6];[.$AD6];[.$AL6])" office:value-type="float"/>
          <table:table-cell table:formula="of:=MAX([.$G6];[.$O6];[.$W6];[.$AE6];[.$AM6])" office:value-type="float"/>
          <table:table-cell table:formula="of:=MAX([.$H6];[.$P6];[.$X6];[.$AF6];[.$AN6])" office:value-type="float"/>
          <table:table-cell table:formula="of:=MAX([.$I6];[.$Q6];[.$Y6];[.$AG6];[.$AO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1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2719.0"/>
          <table:table-cell office:value-type="float" office:value="6180.0"/>
          <table:table-cell office:value-type="float" office:value="0.0"/>
          <table:table-cell office:value-type="float" office:value="0.0"/>
          <table:table-cell office:value-type="float" office:value="0.985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739.0"/>
          <table:table-cell office:value-type="float" office:value="3787.0"/>
          <table:table-cell office:value-type="float" office:value="0.0"/>
          <table:table-cell office:value-type="float" office:value="0.0"/>
          <table:table-cell office:value-type="float" office:value="0.48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359.0"/>
          <table:table-cell office:value-type="float" office:value="0.0"/>
          <table:table-cell office:value-type="float" office:value="0.0"/>
          <table:table-cell office:value-type="float" office:value="0.47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319.0"/>
          <table:table-cell office:value-type="float" office:value="0.0"/>
          <table:table-cell office:value-type="float" office:value="0.0"/>
          <table:table-cell office:value-type="float" office:value="0.5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770.0"/>
          <table:table-cell office:value-type="float" office:value="0.0"/>
          <table:table-cell office:value-type="float" office:value="0.0"/>
          <table:table-cell table:formula="of:=MIN([.$B7];[.$J7];[.$R7];[.$Z7];[.$AH7])" office:value-type="float"/>
          <table:table-cell table:formula="of:=MIN([.$C7];[.$K7];[.$S7];[.$AA7];[.$AI7])" office:value-type="float"/>
          <table:table-cell table:formula="of:=MIN([.$D7];[.$L7];[.$T7];[.$AB7];[.$AJ7])" office:value-type="float"/>
          <table:table-cell table:formula="of:=MIN([.$E7];[.$M7];[.$U7];[.$AC7];[.$AK7])" office:value-type="float"/>
          <table:table-cell table:formula="of:=MIN([.$F7];[.$N7];[.$V7];[.$AD7];[.$AL7])" office:value-type="float"/>
          <table:table-cell table:formula="of:=MIN([.$G7];[.$O7];[.$W7];[.$AE7];[.$AM7])" office:value-type="float"/>
          <table:table-cell table:formula="of:=MIN([.$H7];[.$P7];[.$X7];[.$AF7];[.$AN7])" office:value-type="float"/>
          <table:table-cell table:formula="of:=MIN([.$I7];[.$Q7];[.$Y7];[.$AG7];[.$AO7])" office:value-type="float"/>
          <table:table-cell table:formula="of:=MEDIAN([.$B7];[.$J7];[.$R7];[.$Z7];[.$AH7])" office:value-type="float"/>
          <table:table-cell table:formula="of:=MEDIAN([.$C7];[.$K7];[.$S7];[.$AA7];[.$AI7])" office:value-type="float"/>
          <table:table-cell table:formula="of:=MEDIAN([.$D7];[.$L7];[.$T7];[.$AB7];[.$AJ7])" office:value-type="float"/>
          <table:table-cell table:formula="of:=MEDIAN([.$E7];[.$M7];[.$U7];[.$AC7];[.$AK7])" office:value-type="float"/>
          <table:table-cell table:formula="of:=MEDIAN([.$F7];[.$N7];[.$V7];[.$AD7];[.$AL7])" office:value-type="float"/>
          <table:table-cell table:formula="of:=MEDIAN([.$G7];[.$O7];[.$W7];[.$AE7];[.$AM7])" office:value-type="float"/>
          <table:table-cell table:formula="of:=MEDIAN([.$H7];[.$P7];[.$X7];[.$AF7];[.$AN7])" office:value-type="float"/>
          <table:table-cell table:formula="of:=MEDIAN([.$I7];[.$Q7];[.$Y7];[.$AG7];[.$AO7])" office:value-type="float"/>
          <table:table-cell table:formula="of:=MAX([.$B7];[.$J7];[.$R7];[.$Z7];[.$AH7])" office:value-type="float"/>
          <table:table-cell table:formula="of:=MAX([.$C7];[.$K7];[.$S7];[.$AA7];[.$AI7])" office:value-type="float"/>
          <table:table-cell table:formula="of:=MAX([.$D7];[.$L7];[.$T7];[.$AB7];[.$AJ7])" office:value-type="float"/>
          <table:table-cell table:formula="of:=MAX([.$E7];[.$M7];[.$U7];[.$AC7];[.$AK7])" office:value-type="float"/>
          <table:table-cell table:formula="of:=MAX([.$F7];[.$N7];[.$V7];[.$AD7];[.$AL7])" office:value-type="float"/>
          <table:table-cell table:formula="of:=MAX([.$G7];[.$O7];[.$W7];[.$AE7];[.$AM7])" office:value-type="float"/>
          <table:table-cell table:formula="of:=MAX([.$H7];[.$P7];[.$X7];[.$AF7];[.$AN7])" office:value-type="float"/>
          <table:table-cell table:formula="of:=MAX([.$I7];[.$Q7];[.$Y7];[.$AG7];[.$AO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1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79.0"/>
          <table:table-cell office:value-type="float" office:value="0.0"/>
          <table:table-cell office:value-type="float" office:value="0.0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.0"/>
          <table:table-cell office:value-type="float" office:value="0.0"/>
          <table:table-cell office:value-type="float" office:value="0.0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5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0.0"/>
          <table:table-cell office:value-type="float" office:value="0.0"/>
          <table:table-cell office:value-type="float" office:value="0.1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279.0"/>
          <table:table-cell office:value-type="float" office:value="0.0"/>
          <table:table-cell office:value-type="float" office:value="0.0"/>
          <table:table-cell table:formula="of:=MIN([.$B8];[.$J8];[.$R8];[.$Z8];[.$AH8])" office:value-type="float"/>
          <table:table-cell table:formula="of:=MIN([.$C8];[.$K8];[.$S8];[.$AA8];[.$AI8])" office:value-type="float"/>
          <table:table-cell table:formula="of:=MIN([.$D8];[.$L8];[.$T8];[.$AB8];[.$AJ8])" office:value-type="float"/>
          <table:table-cell table:formula="of:=MIN([.$E8];[.$M8];[.$U8];[.$AC8];[.$AK8])" office:value-type="float"/>
          <table:table-cell table:formula="of:=MIN([.$F8];[.$N8];[.$V8];[.$AD8];[.$AL8])" office:value-type="float"/>
          <table:table-cell table:formula="of:=MIN([.$G8];[.$O8];[.$W8];[.$AE8];[.$AM8])" office:value-type="float"/>
          <table:table-cell table:formula="of:=MIN([.$H8];[.$P8];[.$X8];[.$AF8];[.$AN8])" office:value-type="float"/>
          <table:table-cell table:formula="of:=MIN([.$I8];[.$Q8];[.$Y8];[.$AG8];[.$AO8])" office:value-type="float"/>
          <table:table-cell table:formula="of:=MEDIAN([.$B8];[.$J8];[.$R8];[.$Z8];[.$AH8])" office:value-type="float"/>
          <table:table-cell table:formula="of:=MEDIAN([.$C8];[.$K8];[.$S8];[.$AA8];[.$AI8])" office:value-type="float"/>
          <table:table-cell table:formula="of:=MEDIAN([.$D8];[.$L8];[.$T8];[.$AB8];[.$AJ8])" office:value-type="float"/>
          <table:table-cell table:formula="of:=MEDIAN([.$E8];[.$M8];[.$U8];[.$AC8];[.$AK8])" office:value-type="float"/>
          <table:table-cell table:formula="of:=MEDIAN([.$F8];[.$N8];[.$V8];[.$AD8];[.$AL8])" office:value-type="float"/>
          <table:table-cell table:formula="of:=MEDIAN([.$G8];[.$O8];[.$W8];[.$AE8];[.$AM8])" office:value-type="float"/>
          <table:table-cell table:formula="of:=MEDIAN([.$H8];[.$P8];[.$X8];[.$AF8];[.$AN8])" office:value-type="float"/>
          <table:table-cell table:formula="of:=MEDIAN([.$I8];[.$Q8];[.$Y8];[.$AG8];[.$AO8])" office:value-type="float"/>
          <table:table-cell table:formula="of:=MAX([.$B8];[.$J8];[.$R8];[.$Z8];[.$AH8])" office:value-type="float"/>
          <table:table-cell table:formula="of:=MAX([.$C8];[.$K8];[.$S8];[.$AA8];[.$AI8])" office:value-type="float"/>
          <table:table-cell table:formula="of:=MAX([.$D8];[.$L8];[.$T8];[.$AB8];[.$AJ8])" office:value-type="float"/>
          <table:table-cell table:formula="of:=MAX([.$E8];[.$M8];[.$U8];[.$AC8];[.$AK8])" office:value-type="float"/>
          <table:table-cell table:formula="of:=MAX([.$F8];[.$N8];[.$V8];[.$AD8];[.$AL8])" office:value-type="float"/>
          <table:table-cell table:formula="of:=MAX([.$G8];[.$O8];[.$W8];[.$AE8];[.$AM8])" office:value-type="float"/>
          <table:table-cell table:formula="of:=MAX([.$H8];[.$P8];[.$X8];[.$AF8];[.$AN8])" office:value-type="float"/>
          <table:table-cell table:formula="of:=MAX([.$I8];[.$Q8];[.$Y8];[.$AG8];[.$AO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231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290.0"/>
          <table:table-cell office:value-type="float" office:value="1159.0"/>
          <table:table-cell office:value-type="float" office:value="0.0"/>
          <table:table-cell office:value-type="float" office:value="0.0"/>
          <table:table-cell office:value-type="float" office:value="0.19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75.0"/>
          <table:table-cell office:value-type="float" office:value="0.0"/>
          <table:table-cell office:value-type="float" office:value="0.0"/>
          <table:table-cell office:value-type="float" office:value="0.1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2.0"/>
          <table:table-cell office:value-type="float" office:value="0.0"/>
          <table:table-cell office:value-type="float" office:value="0.0"/>
          <table:table-cell office:value-type="float" office:value="0.16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4.0"/>
          <table:table-cell office:value-type="float" office:value="0.0"/>
          <table:table-cell office:value-type="float" office:value="0.0"/>
          <table:table-cell office:value-type="float" office:value="0.2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379.0"/>
          <table:table-cell office:value-type="float" office:value="0.0"/>
          <table:table-cell office:value-type="float" office:value="0.0"/>
          <table:table-cell table:formula="of:=MIN([.$B9];[.$J9];[.$R9];[.$Z9];[.$AH9])" office:value-type="float"/>
          <table:table-cell table:formula="of:=MIN([.$C9];[.$K9];[.$S9];[.$AA9];[.$AI9])" office:value-type="float"/>
          <table:table-cell table:formula="of:=MIN([.$D9];[.$L9];[.$T9];[.$AB9];[.$AJ9])" office:value-type="float"/>
          <table:table-cell table:formula="of:=MIN([.$E9];[.$M9];[.$U9];[.$AC9];[.$AK9])" office:value-type="float"/>
          <table:table-cell table:formula="of:=MIN([.$F9];[.$N9];[.$V9];[.$AD9];[.$AL9])" office:value-type="float"/>
          <table:table-cell table:formula="of:=MIN([.$G9];[.$O9];[.$W9];[.$AE9];[.$AM9])" office:value-type="float"/>
          <table:table-cell table:formula="of:=MIN([.$H9];[.$P9];[.$X9];[.$AF9];[.$AN9])" office:value-type="float"/>
          <table:table-cell table:formula="of:=MIN([.$I9];[.$Q9];[.$Y9];[.$AG9];[.$AO9])" office:value-type="float"/>
          <table:table-cell table:formula="of:=MEDIAN([.$B9];[.$J9];[.$R9];[.$Z9];[.$AH9])" office:value-type="float"/>
          <table:table-cell table:formula="of:=MEDIAN([.$C9];[.$K9];[.$S9];[.$AA9];[.$AI9])" office:value-type="float"/>
          <table:table-cell table:formula="of:=MEDIAN([.$D9];[.$L9];[.$T9];[.$AB9];[.$AJ9])" office:value-type="float"/>
          <table:table-cell table:formula="of:=MEDIAN([.$E9];[.$M9];[.$U9];[.$AC9];[.$AK9])" office:value-type="float"/>
          <table:table-cell table:formula="of:=MEDIAN([.$F9];[.$N9];[.$V9];[.$AD9];[.$AL9])" office:value-type="float"/>
          <table:table-cell table:formula="of:=MEDIAN([.$G9];[.$O9];[.$W9];[.$AE9];[.$AM9])" office:value-type="float"/>
          <table:table-cell table:formula="of:=MEDIAN([.$H9];[.$P9];[.$X9];[.$AF9];[.$AN9])" office:value-type="float"/>
          <table:table-cell table:formula="of:=MEDIAN([.$I9];[.$Q9];[.$Y9];[.$AG9];[.$AO9])" office:value-type="float"/>
          <table:table-cell table:formula="of:=MAX([.$B9];[.$J9];[.$R9];[.$Z9];[.$AH9])" office:value-type="float"/>
          <table:table-cell table:formula="of:=MAX([.$C9];[.$K9];[.$S9];[.$AA9];[.$AI9])" office:value-type="float"/>
          <table:table-cell table:formula="of:=MAX([.$D9];[.$L9];[.$T9];[.$AB9];[.$AJ9])" office:value-type="float"/>
          <table:table-cell table:formula="of:=MAX([.$E9];[.$M9];[.$U9];[.$AC9];[.$AK9])" office:value-type="float"/>
          <table:table-cell table:formula="of:=MAX([.$F9];[.$N9];[.$V9];[.$AD9];[.$AL9])" office:value-type="float"/>
          <table:table-cell table:formula="of:=MAX([.$G9];[.$O9];[.$W9];[.$AE9];[.$AM9])" office:value-type="float"/>
          <table:table-cell table:formula="of:=MAX([.$H9];[.$P9];[.$X9];[.$AF9];[.$AN9])" office:value-type="float"/>
          <table:table-cell table:formula="of:=MAX([.$I9];[.$Q9];[.$Y9];[.$AG9];[.$AO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45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607.0"/>
          <table:table-cell office:value-type="float" office:value="3468.0"/>
          <table:table-cell office:value-type="float" office:value="0.0"/>
          <table:table-cell office:value-type="float" office:value="0.0"/>
          <table:table-cell office:value-type="float" office:value="0.19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08.0"/>
          <table:table-cell office:value-type="float" office:value="0.0"/>
          <table:table-cell office:value-type="float" office:value="0.0"/>
          <table:table-cell office:value-type="float" office:value="0.13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4.0"/>
          <table:table-cell office:value-type="float" office:value="0.0"/>
          <table:table-cell office:value-type="float" office:value="0.0"/>
          <table:table-cell office:value-type="float" office:value="0.13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14.0"/>
          <table:table-cell office:value-type="float" office:value="0.0"/>
          <table:table-cell office:value-type="float" office:value="0.0"/>
          <table:table-cell office:value-type="float" office:value="0.18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82.0"/>
          <table:table-cell office:value-type="float" office:value="244.0"/>
          <table:table-cell office:value-type="float" office:value="0.0"/>
          <table:table-cell office:value-type="float" office:value="0.0"/>
          <table:table-cell table:formula="of:=MIN([.$B10];[.$J10];[.$R10];[.$Z10];[.$AH10])" office:value-type="float"/>
          <table:table-cell table:formula="of:=MIN([.$C10];[.$K10];[.$S10];[.$AA10];[.$AI10])" office:value-type="float"/>
          <table:table-cell table:formula="of:=MIN([.$D10];[.$L10];[.$T10];[.$AB10];[.$AJ10])" office:value-type="float"/>
          <table:table-cell table:formula="of:=MIN([.$E10];[.$M10];[.$U10];[.$AC10];[.$AK10])" office:value-type="float"/>
          <table:table-cell table:formula="of:=MIN([.$F10];[.$N10];[.$V10];[.$AD10];[.$AL10])" office:value-type="float"/>
          <table:table-cell table:formula="of:=MIN([.$G10];[.$O10];[.$W10];[.$AE10];[.$AM10])" office:value-type="float"/>
          <table:table-cell table:formula="of:=MIN([.$H10];[.$P10];[.$X10];[.$AF10];[.$AN10])" office:value-type="float"/>
          <table:table-cell table:formula="of:=MIN([.$I10];[.$Q10];[.$Y10];[.$AG10];[.$AO10])" office:value-type="float"/>
          <table:table-cell table:formula="of:=MEDIAN([.$B10];[.$J10];[.$R10];[.$Z10];[.$AH10])" office:value-type="float"/>
          <table:table-cell table:formula="of:=MEDIAN([.$C10];[.$K10];[.$S10];[.$AA10];[.$AI10])" office:value-type="float"/>
          <table:table-cell table:formula="of:=MEDIAN([.$D10];[.$L10];[.$T10];[.$AB10];[.$AJ10])" office:value-type="float"/>
          <table:table-cell table:formula="of:=MEDIAN([.$E10];[.$M10];[.$U10];[.$AC10];[.$AK10])" office:value-type="float"/>
          <table:table-cell table:formula="of:=MEDIAN([.$F10];[.$N10];[.$V10];[.$AD10];[.$AL10])" office:value-type="float"/>
          <table:table-cell table:formula="of:=MEDIAN([.$G10];[.$O10];[.$W10];[.$AE10];[.$AM10])" office:value-type="float"/>
          <table:table-cell table:formula="of:=MEDIAN([.$H10];[.$P10];[.$X10];[.$AF10];[.$AN10])" office:value-type="float"/>
          <table:table-cell table:formula="of:=MEDIAN([.$I10];[.$Q10];[.$Y10];[.$AG10];[.$AO10])" office:value-type="float"/>
          <table:table-cell table:formula="of:=MAX([.$B10];[.$J10];[.$R10];[.$Z10];[.$AH10])" office:value-type="float"/>
          <table:table-cell table:formula="of:=MAX([.$C10];[.$K10];[.$S10];[.$AA10];[.$AI10])" office:value-type="float"/>
          <table:table-cell table:formula="of:=MAX([.$D10];[.$L10];[.$T10];[.$AB10];[.$AJ10])" office:value-type="float"/>
          <table:table-cell table:formula="of:=MAX([.$E10];[.$M10];[.$U10];[.$AC10];[.$AK10])" office:value-type="float"/>
          <table:table-cell table:formula="of:=MAX([.$F10];[.$N10];[.$V10];[.$AD10];[.$AL10])" office:value-type="float"/>
          <table:table-cell table:formula="of:=MAX([.$G10];[.$O10];[.$W10];[.$AE10];[.$AM10])" office:value-type="float"/>
          <table:table-cell table:formula="of:=MAX([.$H10];[.$P10];[.$X10];[.$AF10];[.$AN10])" office:value-type="float"/>
          <table:table-cell table:formula="of:=MAX([.$I10];[.$Q10];[.$Y10];[.$AG10];[.$AO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187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91.0"/>
          <table:table-cell office:value-type="float" office:value="569.0"/>
          <table:table-cell office:value-type="float" office:value="0.0"/>
          <table:table-cell office:value-type="float" office:value="0.0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8.0"/>
          <table:table-cell office:value-type="float" office:value="0.0"/>
          <table:table-cell office:value-type="float" office:value="0.0"/>
          <table:table-cell office:value-type="float" office:value="0.1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5.0"/>
          <table:table-cell office:value-type="float" office:value="0.0"/>
          <table:table-cell office:value-type="float" office:value="0.0"/>
          <table:table-cell office:value-type="float" office:value="0.15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4.0"/>
          <table:table-cell office:value-type="float" office:value="0.0"/>
          <table:table-cell office:value-type="float" office:value="0.0"/>
          <table:table-cell office:value-type="float" office:value="0.19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469.0"/>
          <table:table-cell office:value-type="float" office:value="0.0"/>
          <table:table-cell office:value-type="float" office:value="0.0"/>
          <table:table-cell table:formula="of:=MIN([.$B11];[.$J11];[.$R11];[.$Z11];[.$AH11])" office:value-type="float"/>
          <table:table-cell table:formula="of:=MIN([.$C11];[.$K11];[.$S11];[.$AA11];[.$AI11])" office:value-type="float"/>
          <table:table-cell table:formula="of:=MIN([.$D11];[.$L11];[.$T11];[.$AB11];[.$AJ11])" office:value-type="float"/>
          <table:table-cell table:formula="of:=MIN([.$E11];[.$M11];[.$U11];[.$AC11];[.$AK11])" office:value-type="float"/>
          <table:table-cell table:formula="of:=MIN([.$F11];[.$N11];[.$V11];[.$AD11];[.$AL11])" office:value-type="float"/>
          <table:table-cell table:formula="of:=MIN([.$G11];[.$O11];[.$W11];[.$AE11];[.$AM11])" office:value-type="float"/>
          <table:table-cell table:formula="of:=MIN([.$H11];[.$P11];[.$X11];[.$AF11];[.$AN11])" office:value-type="float"/>
          <table:table-cell table:formula="of:=MIN([.$I11];[.$Q11];[.$Y11];[.$AG11];[.$AO11])" office:value-type="float"/>
          <table:table-cell table:formula="of:=MEDIAN([.$B11];[.$J11];[.$R11];[.$Z11];[.$AH11])" office:value-type="float"/>
          <table:table-cell table:formula="of:=MEDIAN([.$C11];[.$K11];[.$S11];[.$AA11];[.$AI11])" office:value-type="float"/>
          <table:table-cell table:formula="of:=MEDIAN([.$D11];[.$L11];[.$T11];[.$AB11];[.$AJ11])" office:value-type="float"/>
          <table:table-cell table:formula="of:=MEDIAN([.$E11];[.$M11];[.$U11];[.$AC11];[.$AK11])" office:value-type="float"/>
          <table:table-cell table:formula="of:=MEDIAN([.$F11];[.$N11];[.$V11];[.$AD11];[.$AL11])" office:value-type="float"/>
          <table:table-cell table:formula="of:=MEDIAN([.$G11];[.$O11];[.$W11];[.$AE11];[.$AM11])" office:value-type="float"/>
          <table:table-cell table:formula="of:=MEDIAN([.$H11];[.$P11];[.$X11];[.$AF11];[.$AN11])" office:value-type="float"/>
          <table:table-cell table:formula="of:=MEDIAN([.$I11];[.$Q11];[.$Y11];[.$AG11];[.$AO11])" office:value-type="float"/>
          <table:table-cell table:formula="of:=MAX([.$B11];[.$J11];[.$R11];[.$Z11];[.$AH11])" office:value-type="float"/>
          <table:table-cell table:formula="of:=MAX([.$C11];[.$K11];[.$S11];[.$AA11];[.$AI11])" office:value-type="float"/>
          <table:table-cell table:formula="of:=MAX([.$D11];[.$L11];[.$T11];[.$AB11];[.$AJ11])" office:value-type="float"/>
          <table:table-cell table:formula="of:=MAX([.$E11];[.$M11];[.$U11];[.$AC11];[.$AK11])" office:value-type="float"/>
          <table:table-cell table:formula="of:=MAX([.$F11];[.$N11];[.$V11];[.$AD11];[.$AL11])" office:value-type="float"/>
          <table:table-cell table:formula="of:=MAX([.$G11];[.$O11];[.$W11];[.$AE11];[.$AM11])" office:value-type="float"/>
          <table:table-cell table:formula="of:=MAX([.$H11];[.$P11];[.$X11];[.$AF11];[.$AN11])" office:value-type="float"/>
          <table:table-cell table:formula="of:=MAX([.$I11];[.$Q11];[.$Y11];[.$AG11];[.$AO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546.0"/>
          <table:table-cell office:value-type="float" office:value="0.0"/>
          <table:table-cell office:value-type="float" office:value="0.0"/>
          <table:table-cell office:value-type="float" office:value="0.19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0.0"/>
          <table:table-cell office:value-type="float" office:value="0.0"/>
          <table:table-cell office:value-type="float" office:value="0.0"/>
          <table:table-cell office:value-type="float" office:value="0.13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7.0"/>
          <table:table-cell office:value-type="float" office:value="0.0"/>
          <table:table-cell office:value-type="float" office:value="0.0"/>
          <table:table-cell office:value-type="float" office:value="0.22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7.0"/>
          <table:table-cell office:value-type="float" office:value="0.0"/>
          <table:table-cell office:value-type="float" office:value="0.0"/>
          <table:table-cell office:value-type="float" office:value="0.17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401.0"/>
          <table:table-cell office:value-type="float" office:value="0.0"/>
          <table:table-cell office:value-type="float" office:value="0.0"/>
          <table:table-cell table:formula="of:=MIN([.$B12];[.$J12];[.$R12];[.$Z12];[.$AH12])" office:value-type="float"/>
          <table:table-cell table:formula="of:=MIN([.$C12];[.$K12];[.$S12];[.$AA12];[.$AI12])" office:value-type="float"/>
          <table:table-cell table:formula="of:=MIN([.$D12];[.$L12];[.$T12];[.$AB12];[.$AJ12])" office:value-type="float"/>
          <table:table-cell table:formula="of:=MIN([.$E12];[.$M12];[.$U12];[.$AC12];[.$AK12])" office:value-type="float"/>
          <table:table-cell table:formula="of:=MIN([.$F12];[.$N12];[.$V12];[.$AD12];[.$AL12])" office:value-type="float"/>
          <table:table-cell table:formula="of:=MIN([.$G12];[.$O12];[.$W12];[.$AE12];[.$AM12])" office:value-type="float"/>
          <table:table-cell table:formula="of:=MIN([.$H12];[.$P12];[.$X12];[.$AF12];[.$AN12])" office:value-type="float"/>
          <table:table-cell table:formula="of:=MIN([.$I12];[.$Q12];[.$Y12];[.$AG12];[.$AO12])" office:value-type="float"/>
          <table:table-cell table:formula="of:=MEDIAN([.$B12];[.$J12];[.$R12];[.$Z12];[.$AH12])" office:value-type="float"/>
          <table:table-cell table:formula="of:=MEDIAN([.$C12];[.$K12];[.$S12];[.$AA12];[.$AI12])" office:value-type="float"/>
          <table:table-cell table:formula="of:=MEDIAN([.$D12];[.$L12];[.$T12];[.$AB12];[.$AJ12])" office:value-type="float"/>
          <table:table-cell table:formula="of:=MEDIAN([.$E12];[.$M12];[.$U12];[.$AC12];[.$AK12])" office:value-type="float"/>
          <table:table-cell table:formula="of:=MEDIAN([.$F12];[.$N12];[.$V12];[.$AD12];[.$AL12])" office:value-type="float"/>
          <table:table-cell table:formula="of:=MEDIAN([.$G12];[.$O12];[.$W12];[.$AE12];[.$AM12])" office:value-type="float"/>
          <table:table-cell table:formula="of:=MEDIAN([.$H12];[.$P12];[.$X12];[.$AF12];[.$AN12])" office:value-type="float"/>
          <table:table-cell table:formula="of:=MEDIAN([.$I12];[.$Q12];[.$Y12];[.$AG12];[.$AO12])" office:value-type="float"/>
          <table:table-cell table:formula="of:=MAX([.$B12];[.$J12];[.$R12];[.$Z12];[.$AH12])" office:value-type="float"/>
          <table:table-cell table:formula="of:=MAX([.$C12];[.$K12];[.$S12];[.$AA12];[.$AI12])" office:value-type="float"/>
          <table:table-cell table:formula="of:=MAX([.$D12];[.$L12];[.$T12];[.$AB12];[.$AJ12])" office:value-type="float"/>
          <table:table-cell table:formula="of:=MAX([.$E12];[.$M12];[.$U12];[.$AC12];[.$AK12])" office:value-type="float"/>
          <table:table-cell table:formula="of:=MAX([.$F12];[.$N12];[.$V12];[.$AD12];[.$AL12])" office:value-type="float"/>
          <table:table-cell table:formula="of:=MAX([.$G12];[.$O12];[.$W12];[.$AE12];[.$AM12])" office:value-type="float"/>
          <table:table-cell table:formula="of:=MAX([.$H12];[.$P12];[.$X12];[.$AF12];[.$AN12])" office:value-type="float"/>
          <table:table-cell table:formula="of:=MAX([.$I12];[.$Q12];[.$Y12];[.$AG12];[.$AO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246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433.0"/>
          <table:table-cell office:value-type="float" office:value="1220.0"/>
          <table:table-cell office:value-type="float" office:value="0.0"/>
          <table:table-cell office:value-type="float" office:value="0.0"/>
          <table:table-cell office:value-type="float" office:value="0.16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0.17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0.0"/>
          <table:table-cell office:value-type="float" office:value="0.0"/>
          <table:table-cell office:value-type="float" office:value="0.13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2.0"/>
          <table:table-cell office:value-type="float" office:value="0.0"/>
          <table:table-cell office:value-type="float" office:value="0.0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319.0"/>
          <table:table-cell office:value-type="float" office:value="0.0"/>
          <table:table-cell office:value-type="float" office:value="0.0"/>
          <table:table-cell table:formula="of:=MIN([.$B13];[.$J13];[.$R13];[.$Z13];[.$AH13])" office:value-type="float"/>
          <table:table-cell table:formula="of:=MIN([.$C13];[.$K13];[.$S13];[.$AA13];[.$AI13])" office:value-type="float"/>
          <table:table-cell table:formula="of:=MIN([.$D13];[.$L13];[.$T13];[.$AB13];[.$AJ13])" office:value-type="float"/>
          <table:table-cell table:formula="of:=MIN([.$E13];[.$M13];[.$U13];[.$AC13];[.$AK13])" office:value-type="float"/>
          <table:table-cell table:formula="of:=MIN([.$F13];[.$N13];[.$V13];[.$AD13];[.$AL13])" office:value-type="float"/>
          <table:table-cell table:formula="of:=MIN([.$G13];[.$O13];[.$W13];[.$AE13];[.$AM13])" office:value-type="float"/>
          <table:table-cell table:formula="of:=MIN([.$H13];[.$P13];[.$X13];[.$AF13];[.$AN13])" office:value-type="float"/>
          <table:table-cell table:formula="of:=MIN([.$I13];[.$Q13];[.$Y13];[.$AG13];[.$AO13])" office:value-type="float"/>
          <table:table-cell table:formula="of:=MEDIAN([.$B13];[.$J13];[.$R13];[.$Z13];[.$AH13])" office:value-type="float"/>
          <table:table-cell table:formula="of:=MEDIAN([.$C13];[.$K13];[.$S13];[.$AA13];[.$AI13])" office:value-type="float"/>
          <table:table-cell table:formula="of:=MEDIAN([.$D13];[.$L13];[.$T13];[.$AB13];[.$AJ13])" office:value-type="float"/>
          <table:table-cell table:formula="of:=MEDIAN([.$E13];[.$M13];[.$U13];[.$AC13];[.$AK13])" office:value-type="float"/>
          <table:table-cell table:formula="of:=MEDIAN([.$F13];[.$N13];[.$V13];[.$AD13];[.$AL13])" office:value-type="float"/>
          <table:table-cell table:formula="of:=MEDIAN([.$G13];[.$O13];[.$W13];[.$AE13];[.$AM13])" office:value-type="float"/>
          <table:table-cell table:formula="of:=MEDIAN([.$H13];[.$P13];[.$X13];[.$AF13];[.$AN13])" office:value-type="float"/>
          <table:table-cell table:formula="of:=MEDIAN([.$I13];[.$Q13];[.$Y13];[.$AG13];[.$AO13])" office:value-type="float"/>
          <table:table-cell table:formula="of:=MAX([.$B13];[.$J13];[.$R13];[.$Z13];[.$AH13])" office:value-type="float"/>
          <table:table-cell table:formula="of:=MAX([.$C13];[.$K13];[.$S13];[.$AA13];[.$AI13])" office:value-type="float"/>
          <table:table-cell table:formula="of:=MAX([.$D13];[.$L13];[.$T13];[.$AB13];[.$AJ13])" office:value-type="float"/>
          <table:table-cell table:formula="of:=MAX([.$E13];[.$M13];[.$U13];[.$AC13];[.$AK13])" office:value-type="float"/>
          <table:table-cell table:formula="of:=MAX([.$F13];[.$N13];[.$V13];[.$AD13];[.$AL13])" office:value-type="float"/>
          <table:table-cell table:formula="of:=MAX([.$G13];[.$O13];[.$W13];[.$AE13];[.$AM13])" office:value-type="float"/>
          <table:table-cell table:formula="of:=MAX([.$H13];[.$P13];[.$X13];[.$AF13];[.$AN13])" office:value-type="float"/>
          <table:table-cell table:formula="of:=MAX([.$I13];[.$Q13];[.$Y13];[.$AG13];[.$AO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  <table:table-cell table:formula="of:=SUM([.R3:.R13])" office:value-type="float"/>
          <table:table-cell table:formula="of:=SUM([.S3:.S13])" office:value-type="float"/>
          <table:table-cell table:formula="of:=SUM([.T3:.T13])" office:value-type="float"/>
          <table:table-cell table:formula="of:=SUM([.U3:.U13])" office:value-type="float"/>
          <table:table-cell table:formula="of:=SUM([.V3:.V13])" office:value-type="float"/>
          <table:table-cell table:formula="of:=SUM([.W3:.W13])" office:value-type="float"/>
          <table:table-cell table:formula="of:=SUM([.X3:.X13])" office:value-type="float"/>
          <table:table-cell table:formula="of:=SUM([.Y3:.Y13])" office:value-type="float"/>
          <table:table-cell table:formula="of:=SUM([.Z3:.Z13])" office:value-type="float"/>
          <table:table-cell table:formula="of:=SUM([.AA3:.AA13])" office:value-type="float"/>
          <table:table-cell table:formula="of:=SUM([.AB3:.AB13])" office:value-type="float"/>
          <table:table-cell table:formula="of:=SUM([.AC3:.AC13])" office:value-type="float"/>
          <table:table-cell table:formula="of:=SUM([.AD3:.AD13])" office:value-type="float"/>
          <table:table-cell table:formula="of:=SUM([.AE3:.AE13])" office:value-type="float"/>
          <table:table-cell table:formula="of:=SUM([.AF3:.AF13])" office:value-type="float"/>
          <table:table-cell table:formula="of:=SUM([.AG3:.AG13])" office:value-type="float"/>
          <table:table-cell table:formula="of:=SUM([.AH3:.AH13])" office:value-type="float"/>
          <table:table-cell table:formula="of:=SUM([.AI3:.AI13])" office:value-type="float"/>
          <table:table-cell table:formula="of:=SUM([.AJ3:.AJ13])" office:value-type="float"/>
          <table:table-cell table:formula="of:=SUM([.AK3:.AK13])" office:value-type="float"/>
          <table:table-cell table:formula="of:=SUM([.AL3:.AL13])" office:value-type="float"/>
          <table:table-cell table:formula="of:=SUM([.AM3:.AM13])" office:value-type="float"/>
          <table:table-cell table:formula="of:=SUM([.AN3:.AN13])" office:value-type="float"/>
          <table:table-cell table:formula="of:=SUM([.AO3:.AO13])" office:value-type="float"/>
          <table:table-cell table:formula="of:=SUM([.AP3:.AP13])" office:value-type="float"/>
          <table:table-cell table:formula="of:=SUM([.AQ3:.AQ13])" office:value-type="float"/>
          <table:table-cell table:formula="of:=SUM([.AR3:.AR13])" office:value-type="float"/>
          <table:table-cell table:formula="of:=SUM([.AS3:.AS13])" office:value-type="float"/>
          <table:table-cell table:formula="of:=SUM([.AT3:.AT13])" office:value-type="float"/>
          <table:table-cell table:formula="of:=SUM([.AU3:.AU13])" office:value-type="float"/>
          <table:table-cell table:formula="of:=SUM([.AV3:.AV13])" office:value-type="float"/>
          <table:table-cell table:formula="of:=SUM([.AW3:.AW13])" office:value-type="float"/>
          <table:table-cell table:formula="of:=SUM([.AX3:.AX13])" office:value-type="float"/>
          <table:table-cell table:formula="of:=SUM([.AY3:.AY13])" office:value-type="float"/>
          <table:table-cell table:formula="of:=SUM([.AZ3:.AZ13])" office:value-type="float"/>
          <table:table-cell table:formula="of:=SUM([.BA3:.BA13])" office:value-type="float"/>
          <table:table-cell table:formula="of:=SUM([.BB3:.BB13])" office:value-type="float"/>
          <table:table-cell table:formula="of:=SUM([.BC3:.BC13])" office:value-type="float"/>
          <table:table-cell table:formula="of:=SUM([.BD3:.BD13])" office:value-type="float"/>
          <table:table-cell table:formula="of:=SUM([.BE3:.BE13])" office:value-type="float"/>
          <table:table-cell table:formula="of:=SUM([.BF3:.BF13])" office:value-type="float"/>
          <table:table-cell table:formula="of:=SUM([.BG3:.BG13])" office:value-type="float"/>
          <table:table-cell table:formula="of:=SUM([.BH3:.BH13])" office:value-type="float"/>
          <table:table-cell table:formula="of:=SUM([.BI3:.BI13])" office:value-type="float"/>
          <table:table-cell table:formula="of:=SUM([.BJ3:.BJ13])" office:value-type="float"/>
          <table:table-cell table:formula="of:=SUM([.BK3:.BK13])" office:value-type="float"/>
          <table:table-cell table:formula="of:=SUM([.BL3:.BL13])" office:value-type="float"/>
          <table:table-cell table:formula="of:=SUM([.BM3:.BM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  <table:table-cell table:formula="of:=AVERAGE([.R3:.R13])" office:value-type="float"/>
          <table:table-cell table:formula="of:=AVERAGE([.S3:.S13])" office:value-type="float"/>
          <table:table-cell table:formula="of:=AVERAGE([.T3:.T13])" office:value-type="float"/>
          <table:table-cell table:formula="of:=AVERAGE([.U3:.U13])" office:value-type="float"/>
          <table:table-cell table:formula="of:=AVERAGE([.V3:.V13])" office:value-type="float"/>
          <table:table-cell table:formula="of:=AVERAGE([.W3:.W13])" office:value-type="float"/>
          <table:table-cell table:formula="of:=AVERAGE([.X3:.X13])" office:value-type="float"/>
          <table:table-cell table:formula="of:=AVERAGE([.Y3:.Y13])" office:value-type="float"/>
          <table:table-cell table:formula="of:=AVERAGE([.Z3:.Z13])" office:value-type="float"/>
          <table:table-cell table:formula="of:=AVERAGE([.AA3:.AA13])" office:value-type="float"/>
          <table:table-cell table:formula="of:=AVERAGE([.AB3:.AB13])" office:value-type="float"/>
          <table:table-cell table:formula="of:=AVERAGE([.AC3:.AC13])" office:value-type="float"/>
          <table:table-cell table:formula="of:=AVERAGE([.AD3:.AD13])" office:value-type="float"/>
          <table:table-cell table:formula="of:=AVERAGE([.AE3:.AE13])" office:value-type="float"/>
          <table:table-cell table:formula="of:=AVERAGE([.AF3:.AF13])" office:value-type="float"/>
          <table:table-cell table:formula="of:=AVERAGE([.AG3:.AG13])" office:value-type="float"/>
          <table:table-cell table:formula="of:=AVERAGE([.AH3:.AH13])" office:value-type="float"/>
          <table:table-cell table:formula="of:=AVERAGE([.AI3:.AI13])" office:value-type="float"/>
          <table:table-cell table:formula="of:=AVERAGE([.AJ3:.AJ13])" office:value-type="float"/>
          <table:table-cell table:formula="of:=AVERAGE([.AK3:.AK13])" office:value-type="float"/>
          <table:table-cell table:formula="of:=AVERAGE([.AL3:.AL13])" office:value-type="float"/>
          <table:table-cell table:formula="of:=AVERAGE([.AM3:.AM13])" office:value-type="float"/>
          <table:table-cell table:formula="of:=AVERAGE([.AN3:.AN13])" office:value-type="float"/>
          <table:table-cell table:formula="of:=AVERAGE([.AO3:.AO13])" office:value-type="float"/>
          <table:table-cell table:formula="of:=AVERAGE([.AP3:.AP13])" office:value-type="float"/>
          <table:table-cell table:formula="of:=AVERAGE([.AQ3:.AQ13])" office:value-type="float"/>
          <table:table-cell table:formula="of:=AVERAGE([.AR3:.AR13])" office:value-type="float"/>
          <table:table-cell table:formula="of:=AVERAGE([.AS3:.AS13])" office:value-type="float"/>
          <table:table-cell table:formula="of:=AVERAGE([.AT3:.AT13])" office:value-type="float"/>
          <table:table-cell table:formula="of:=AVERAGE([.AU3:.AU13])" office:value-type="float"/>
          <table:table-cell table:formula="of:=AVERAGE([.AV3:.AV13])" office:value-type="float"/>
          <table:table-cell table:formula="of:=AVERAGE([.AW3:.AW13])" office:value-type="float"/>
          <table:table-cell table:formula="of:=AVERAGE([.AX3:.AX13])" office:value-type="float"/>
          <table:table-cell table:formula="of:=AVERAGE([.AY3:.AY13])" office:value-type="float"/>
          <table:table-cell table:formula="of:=AVERAGE([.AZ3:.AZ13])" office:value-type="float"/>
          <table:table-cell table:formula="of:=AVERAGE([.BA3:.BA13])" office:value-type="float"/>
          <table:table-cell table:formula="of:=AVERAGE([.BB3:.BB13])" office:value-type="float"/>
          <table:table-cell table:formula="of:=AVERAGE([.BC3:.BC13])" office:value-type="float"/>
          <table:table-cell table:formula="of:=AVERAGE([.BD3:.BD13])" office:value-type="float"/>
          <table:table-cell table:formula="of:=AVERAGE([.BE3:.BE13])" office:value-type="float"/>
          <table:table-cell table:formula="of:=AVERAGE([.BF3:.BF13])" office:value-type="float"/>
          <table:table-cell table:formula="of:=AVERAGE([.BG3:.BG13])" office:value-type="float"/>
          <table:table-cell table:formula="of:=AVERAGE([.BH3:.BH13])" office:value-type="float"/>
          <table:table-cell table:formula="of:=AVERAGE([.BI3:.BI13])" office:value-type="float"/>
          <table:table-cell table:formula="of:=AVERAGE([.BJ3:.BJ13])" office:value-type="float"/>
          <table:table-cell table:formula="of:=AVERAGE([.BK3:.BK13])" office:value-type="float"/>
          <table:table-cell table:formula="of:=AVERAGE([.BL3:.BL13])" office:value-type="float"/>
          <table:table-cell table:formula="of:=AVERAGE([.BM3:.BM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  <table:table-cell table:formula="of:=STDEV([.R3:.R13])" office:value-type="float"/>
          <table:table-cell table:formula="of:=STDEV([.S3:.S13])" office:value-type="float"/>
          <table:table-cell table:formula="of:=STDEV([.T3:.T13])" office:value-type="float"/>
          <table:table-cell table:formula="of:=STDEV([.U3:.U13])" office:value-type="float"/>
          <table:table-cell table:formula="of:=STDEV([.V3:.V13])" office:value-type="float"/>
          <table:table-cell table:formula="of:=STDEV([.W3:.W13])" office:value-type="float"/>
          <table:table-cell table:formula="of:=STDEV([.X3:.X13])" office:value-type="float"/>
          <table:table-cell table:formula="of:=STDEV([.Y3:.Y13])" office:value-type="float"/>
          <table:table-cell table:formula="of:=STDEV([.Z3:.Z13])" office:value-type="float"/>
          <table:table-cell table:formula="of:=STDEV([.AA3:.AA13])" office:value-type="float"/>
          <table:table-cell table:formula="of:=STDEV([.AB3:.AB13])" office:value-type="float"/>
          <table:table-cell table:formula="of:=STDEV([.AC3:.AC13])" office:value-type="float"/>
          <table:table-cell table:formula="of:=STDEV([.AD3:.AD13])" office:value-type="float"/>
          <table:table-cell table:formula="of:=STDEV([.AE3:.AE13])" office:value-type="float"/>
          <table:table-cell table:formula="of:=STDEV([.AF3:.AF13])" office:value-type="float"/>
          <table:table-cell table:formula="of:=STDEV([.AG3:.AG13])" office:value-type="float"/>
          <table:table-cell table:formula="of:=STDEV([.AH3:.AH13])" office:value-type="float"/>
          <table:table-cell table:formula="of:=STDEV([.AI3:.AI13])" office:value-type="float"/>
          <table:table-cell table:formula="of:=STDEV([.AJ3:.AJ13])" office:value-type="float"/>
          <table:table-cell table:formula="of:=STDEV([.AK3:.AK13])" office:value-type="float"/>
          <table:table-cell table:formula="of:=STDEV([.AL3:.AL13])" office:value-type="float"/>
          <table:table-cell table:formula="of:=STDEV([.AM3:.AM13])" office:value-type="float"/>
          <table:table-cell table:formula="of:=STDEV([.AN3:.AN13])" office:value-type="float"/>
          <table:table-cell table:formula="of:=STDEV([.AO3:.AO13])" office:value-type="float"/>
          <table:table-cell table:formula="of:=STDEV([.AP3:.AP13])" office:value-type="float"/>
          <table:table-cell table:formula="of:=STDEV([.AQ3:.AQ13])" office:value-type="float"/>
          <table:table-cell table:formula="of:=STDEV([.AR3:.AR13])" office:value-type="float"/>
          <table:table-cell table:formula="of:=STDEV([.AS3:.AS13])" office:value-type="float"/>
          <table:table-cell table:formula="of:=STDEV([.AT3:.AT13])" office:value-type="float"/>
          <table:table-cell table:formula="of:=STDEV([.AU3:.AU13])" office:value-type="float"/>
          <table:table-cell table:formula="of:=STDEV([.AV3:.AV13])" office:value-type="float"/>
          <table:table-cell table:formula="of:=STDEV([.AW3:.AW13])" office:value-type="float"/>
          <table:table-cell table:formula="of:=STDEV([.AX3:.AX13])" office:value-type="float"/>
          <table:table-cell table:formula="of:=STDEV([.AY3:.AY13])" office:value-type="float"/>
          <table:table-cell table:formula="of:=STDEV([.AZ3:.AZ13])" office:value-type="float"/>
          <table:table-cell table:formula="of:=STDEV([.BA3:.BA13])" office:value-type="float"/>
          <table:table-cell table:formula="of:=STDEV([.BB3:.BB13])" office:value-type="float"/>
          <table:table-cell table:formula="of:=STDEV([.BC3:.BC13])" office:value-type="float"/>
          <table:table-cell table:formula="of:=STDEV([.BD3:.BD13])" office:value-type="float"/>
          <table:table-cell table:formula="of:=STDEV([.BE3:.BE13])" office:value-type="float"/>
          <table:table-cell table:formula="of:=STDEV([.BF3:.BF13])" office:value-type="float"/>
          <table:table-cell table:formula="of:=STDEV([.BG3:.BG13])" office:value-type="float"/>
          <table:table-cell table:formula="of:=STDEV([.BH3:.BH13])" office:value-type="float"/>
          <table:table-cell table:formula="of:=STDEV([.BI3:.BI13])" office:value-type="float"/>
          <table:table-cell table:formula="of:=STDEV([.BJ3:.BJ13])" office:value-type="float"/>
          <table:table-cell table:formula="of:=STDEV([.BK3:.BK13])" office:value-type="float"/>
          <table:table-cell table:formula="of:=STDEV([.BL3:.BL13])" office:value-type="float"/>
          <table:table-cell table:formula="of:=STDEV([.BM3:.BM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AP3:.$AP13])^2)^0.5" office:value-type="float"/>
          <table:table-cell table:number-matrix-columns-spanned="1" table:number-matrix-rows-spanned="1" table:formula="of:=SUM(([.C3:.C13]-[.$AQ3:.$AQ13])^2)^0.5" office:value-type="float"/>
          <table:table-cell table:number-matrix-columns-spanned="1" table:number-matrix-rows-spanned="1" table:formula="of:=SUM(([.D3:.D13]-[.$AR3:.$AR13])^2)^0.5" office:value-type="float"/>
          <table:table-cell table:number-matrix-columns-spanned="1" table:number-matrix-rows-spanned="1" table:formula="of:=SUM(([.E3:.E13]-[.$AS3:.$AS13])^2)^0.5" office:value-type="float"/>
          <table:table-cell table:number-matrix-columns-spanned="1" table:number-matrix-rows-spanned="1" table:formula="of:=SUM(([.F3:.F13]-[.$AT3:.$AT13])^2)^0.5" office:value-type="float"/>
          <table:table-cell table:number-matrix-columns-spanned="1" table:number-matrix-rows-spanned="1" table:formula="of:=SUM(([.G3:.G13]-[.$AU3:.$AU13])^2)^0.5" office:value-type="float"/>
          <table:table-cell table:number-matrix-columns-spanned="1" table:number-matrix-rows-spanned="1" table:formula="of:=SUM(([.H3:.H13]-[.$AV3:.$AV13])^2)^0.5" office:value-type="float"/>
          <table:table-cell table:number-matrix-columns-spanned="1" table:number-matrix-rows-spanned="1" table:formula="of:=SUM(([.I3:.I13]-[.$AW3:.$AW13])^2)^0.5" office:value-type="float"/>
          <table:table-cell table:number-matrix-columns-spanned="1" table:number-matrix-rows-spanned="1" table:formula="of:=SUM(([.J3:.J13]-[.$AP3:.$AP13])^2)^0.5" office:value-type="float"/>
          <table:table-cell table:number-matrix-columns-spanned="1" table:number-matrix-rows-spanned="1" table:formula="of:=SUM(([.K3:.K13]-[.$AQ3:.$AQ13])^2)^0.5" office:value-type="float"/>
          <table:table-cell table:number-matrix-columns-spanned="1" table:number-matrix-rows-spanned="1" table:formula="of:=SUM(([.L3:.L13]-[.$AR3:.$AR13])^2)^0.5" office:value-type="float"/>
          <table:table-cell table:number-matrix-columns-spanned="1" table:number-matrix-rows-spanned="1" table:formula="of:=SUM(([.M3:.M13]-[.$AS3:.$AS13])^2)^0.5" office:value-type="float"/>
          <table:table-cell table:number-matrix-columns-spanned="1" table:number-matrix-rows-spanned="1" table:formula="of:=SUM(([.N3:.N13]-[.$AT3:.$AT13])^2)^0.5" office:value-type="float"/>
          <table:table-cell table:number-matrix-columns-spanned="1" table:number-matrix-rows-spanned="1" table:formula="of:=SUM(([.O3:.O13]-[.$AU3:.$AU13])^2)^0.5" office:value-type="float"/>
          <table:table-cell table:number-matrix-columns-spanned="1" table:number-matrix-rows-spanned="1" table:formula="of:=SUM(([.P3:.P13]-[.$AV3:.$AV13])^2)^0.5" office:value-type="float"/>
          <table:table-cell table:number-matrix-columns-spanned="1" table:number-matrix-rows-spanned="1" table:formula="of:=SUM(([.Q3:.Q13]-[.$AW3:.$AW13])^2)^0.5" office:value-type="float"/>
          <table:table-cell table:number-matrix-columns-spanned="1" table:number-matrix-rows-spanned="1" table:formula="of:=SUM(([.R3:.R13]-[.$AP3:.$AP13])^2)^0.5" office:value-type="float"/>
          <table:table-cell table:number-matrix-columns-spanned="1" table:number-matrix-rows-spanned="1" table:formula="of:=SUM(([.S3:.S13]-[.$AQ3:.$AQ13])^2)^0.5" office:value-type="float"/>
          <table:table-cell table:number-matrix-columns-spanned="1" table:number-matrix-rows-spanned="1" table:formula="of:=SUM(([.T3:.T13]-[.$AR3:.$AR13])^2)^0.5" office:value-type="float"/>
          <table:table-cell table:number-matrix-columns-spanned="1" table:number-matrix-rows-spanned="1" table:formula="of:=SUM(([.U3:.U13]-[.$AS3:.$AS13])^2)^0.5" office:value-type="float"/>
          <table:table-cell table:number-matrix-columns-spanned="1" table:number-matrix-rows-spanned="1" table:formula="of:=SUM(([.V3:.V13]-[.$AT3:.$AT13])^2)^0.5" office:value-type="float"/>
          <table:table-cell table:number-matrix-columns-spanned="1" table:number-matrix-rows-spanned="1" table:formula="of:=SUM(([.W3:.W13]-[.$AU3:.$AU13])^2)^0.5" office:value-type="float"/>
          <table:table-cell table:number-matrix-columns-spanned="1" table:number-matrix-rows-spanned="1" table:formula="of:=SUM(([.X3:.X13]-[.$AV3:.$AV13])^2)^0.5" office:value-type="float"/>
          <table:table-cell table:number-matrix-columns-spanned="1" table:number-matrix-rows-spanned="1" table:formula="of:=SUM(([.Y3:.Y13]-[.$AW3:.$AW13])^2)^0.5" office:value-type="float"/>
          <table:table-cell table:number-matrix-columns-spanned="1" table:number-matrix-rows-spanned="1" table:formula="of:=SUM(([.Z3:.Z13]-[.$AP3:.$AP13])^2)^0.5" office:value-type="float"/>
          <table:table-cell table:number-matrix-columns-spanned="1" table:number-matrix-rows-spanned="1" table:formula="of:=SUM(([.AA3:.AA13]-[.$AQ3:.$AQ13])^2)^0.5" office:value-type="float"/>
          <table:table-cell table:number-matrix-columns-spanned="1" table:number-matrix-rows-spanned="1" table:formula="of:=SUM(([.AB3:.AB13]-[.$AR3:.$AR13])^2)^0.5" office:value-type="float"/>
          <table:table-cell table:number-matrix-columns-spanned="1" table:number-matrix-rows-spanned="1" table:formula="of:=SUM(([.AC3:.AC13]-[.$AS3:.$AS13])^2)^0.5" office:value-type="float"/>
          <table:table-cell table:number-matrix-columns-spanned="1" table:number-matrix-rows-spanned="1" table:formula="of:=SUM(([.AD3:.AD13]-[.$AT3:.$AT13])^2)^0.5" office:value-type="float"/>
          <table:table-cell table:number-matrix-columns-spanned="1" table:number-matrix-rows-spanned="1" table:formula="of:=SUM(([.AE3:.AE13]-[.$AU3:.$AU13])^2)^0.5" office:value-type="float"/>
          <table:table-cell table:number-matrix-columns-spanned="1" table:number-matrix-rows-spanned="1" table:formula="of:=SUM(([.AF3:.AF13]-[.$AV3:.$AV13])^2)^0.5" office:value-type="float"/>
          <table:table-cell table:number-matrix-columns-spanned="1" table:number-matrix-rows-spanned="1" table:formula="of:=SUM(([.AG3:.AG13]-[.$AW3:.$AW13])^2)^0.5" office:value-type="float"/>
          <table:table-cell table:number-matrix-columns-spanned="1" table:number-matrix-rows-spanned="1" table:formula="of:=SUM(([.AH3:.AH13]-[.$AP3:.$AP13])^2)^0.5" office:value-type="float"/>
          <table:table-cell table:number-matrix-columns-spanned="1" table:number-matrix-rows-spanned="1" table:formula="of:=SUM(([.AI3:.AI13]-[.$AQ3:.$AQ13])^2)^0.5" office:value-type="float"/>
          <table:table-cell table:number-matrix-columns-spanned="1" table:number-matrix-rows-spanned="1" table:formula="of:=SUM(([.AJ3:.AJ13]-[.$AR3:.$AR13])^2)^0.5" office:value-type="float"/>
          <table:table-cell table:number-matrix-columns-spanned="1" table:number-matrix-rows-spanned="1" table:formula="of:=SUM(([.AK3:.AK13]-[.$AS3:.$AS13])^2)^0.5" office:value-type="float"/>
          <table:table-cell table:number-matrix-columns-spanned="1" table:number-matrix-rows-spanned="1" table:formula="of:=SUM(([.AL3:.AL13]-[.$AT3:.$AT13])^2)^0.5" office:value-type="float"/>
          <table:table-cell table:number-matrix-columns-spanned="1" table:number-matrix-rows-spanned="1" table:formula="of:=SUM(([.AM3:.AM13]-[.$AU3:.$AU13])^2)^0.5" office:value-type="float"/>
          <table:table-cell table:number-matrix-columns-spanned="1" table:number-matrix-rows-spanned="1" table:formula="of:=SUM(([.AN3:.AN13]-[.$AV3:.$AV13])^2)^0.5" office:value-type="float"/>
          <table:table-cell table:number-matrix-columns-spanned="1" table:number-matrix-rows-spanned="1" table:formula="of:=SUM(([.AO3:.AO13]-[.$AW3:.$AW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AP3:.$AP13])" office:value-type="float"/>
          <table:table-cell table:number-matrix-columns-spanned="1" table:number-matrix-rows-spanned="1" table:formula="of:=SUM([.C3:.C13]=[.$AQ3:.$AQ13])" office:value-type="float"/>
          <table:table-cell table:number-matrix-columns-spanned="1" table:number-matrix-rows-spanned="1" table:formula="of:=SUM([.D3:.D13]=[.$AR3:.$AR13])" office:value-type="float"/>
          <table:table-cell table:number-matrix-columns-spanned="1" table:number-matrix-rows-spanned="1" table:formula="of:=SUM([.E3:.E13]=[.$AS3:.$AS13])" office:value-type="float"/>
          <table:table-cell table:number-matrix-columns-spanned="1" table:number-matrix-rows-spanned="1" table:formula="of:=SUM([.F3:.F13]=[.$AT3:.$AT13])" office:value-type="float"/>
          <table:table-cell table:number-matrix-columns-spanned="1" table:number-matrix-rows-spanned="1" table:formula="of:=SUM([.G3:.G13]=[.$AU3:.$AU13])" office:value-type="float"/>
          <table:table-cell table:number-matrix-columns-spanned="1" table:number-matrix-rows-spanned="1" table:formula="of:=SUM([.H3:.H13]=[.$AV3:.$AV13])" office:value-type="float"/>
          <table:table-cell table:number-matrix-columns-spanned="1" table:number-matrix-rows-spanned="1" table:formula="of:=SUM([.I3:.I13]=[.$AW3:.$AW13])" office:value-type="float"/>
          <table:table-cell table:number-matrix-columns-spanned="1" table:number-matrix-rows-spanned="1" table:formula="of:=SUM([.J3:.J13]=[.$AP3:.$AP13])" office:value-type="float"/>
          <table:table-cell table:number-matrix-columns-spanned="1" table:number-matrix-rows-spanned="1" table:formula="of:=SUM([.K3:.K13]=[.$AQ3:.$AQ13])" office:value-type="float"/>
          <table:table-cell table:number-matrix-columns-spanned="1" table:number-matrix-rows-spanned="1" table:formula="of:=SUM([.L3:.L13]=[.$AR3:.$AR13])" office:value-type="float"/>
          <table:table-cell table:number-matrix-columns-spanned="1" table:number-matrix-rows-spanned="1" table:formula="of:=SUM([.M3:.M13]=[.$AS3:.$AS13])" office:value-type="float"/>
          <table:table-cell table:number-matrix-columns-spanned="1" table:number-matrix-rows-spanned="1" table:formula="of:=SUM([.N3:.N13]=[.$AT3:.$AT13])" office:value-type="float"/>
          <table:table-cell table:number-matrix-columns-spanned="1" table:number-matrix-rows-spanned="1" table:formula="of:=SUM([.O3:.O13]=[.$AU3:.$AU13])" office:value-type="float"/>
          <table:table-cell table:number-matrix-columns-spanned="1" table:number-matrix-rows-spanned="1" table:formula="of:=SUM([.P3:.P13]=[.$AV3:.$AV13])" office:value-type="float"/>
          <table:table-cell table:number-matrix-columns-spanned="1" table:number-matrix-rows-spanned="1" table:formula="of:=SUM([.Q3:.Q13]=[.$AW3:.$AW13])" office:value-type="float"/>
          <table:table-cell table:number-matrix-columns-spanned="1" table:number-matrix-rows-spanned="1" table:formula="of:=SUM([.R3:.R13]=[.$AP3:.$AP13])" office:value-type="float"/>
          <table:table-cell table:number-matrix-columns-spanned="1" table:number-matrix-rows-spanned="1" table:formula="of:=SUM([.S3:.S13]=[.$AQ3:.$AQ13])" office:value-type="float"/>
          <table:table-cell table:number-matrix-columns-spanned="1" table:number-matrix-rows-spanned="1" table:formula="of:=SUM([.T3:.T13]=[.$AR3:.$AR13])" office:value-type="float"/>
          <table:table-cell table:number-matrix-columns-spanned="1" table:number-matrix-rows-spanned="1" table:formula="of:=SUM([.U3:.U13]=[.$AS3:.$AS13])" office:value-type="float"/>
          <table:table-cell table:number-matrix-columns-spanned="1" table:number-matrix-rows-spanned="1" table:formula="of:=SUM([.V3:.V13]=[.$AT3:.$AT13])" office:value-type="float"/>
          <table:table-cell table:number-matrix-columns-spanned="1" table:number-matrix-rows-spanned="1" table:formula="of:=SUM([.W3:.W13]=[.$AU3:.$AU13])" office:value-type="float"/>
          <table:table-cell table:number-matrix-columns-spanned="1" table:number-matrix-rows-spanned="1" table:formula="of:=SUM([.X3:.X13]=[.$AV3:.$AV13])" office:value-type="float"/>
          <table:table-cell table:number-matrix-columns-spanned="1" table:number-matrix-rows-spanned="1" table:formula="of:=SUM([.Y3:.Y13]=[.$AW3:.$AW13])" office:value-type="float"/>
          <table:table-cell table:number-matrix-columns-spanned="1" table:number-matrix-rows-spanned="1" table:formula="of:=SUM([.Z3:.Z13]=[.$AP3:.$AP13])" office:value-type="float"/>
          <table:table-cell table:number-matrix-columns-spanned="1" table:number-matrix-rows-spanned="1" table:formula="of:=SUM([.AA3:.AA13]=[.$AQ3:.$AQ13])" office:value-type="float"/>
          <table:table-cell table:number-matrix-columns-spanned="1" table:number-matrix-rows-spanned="1" table:formula="of:=SUM([.AB3:.AB13]=[.$AR3:.$AR13])" office:value-type="float"/>
          <table:table-cell table:number-matrix-columns-spanned="1" table:number-matrix-rows-spanned="1" table:formula="of:=SUM([.AC3:.AC13]=[.$AS3:.$AS13])" office:value-type="float"/>
          <table:table-cell table:number-matrix-columns-spanned="1" table:number-matrix-rows-spanned="1" table:formula="of:=SUM([.AD3:.AD13]=[.$AT3:.$AT13])" office:value-type="float"/>
          <table:table-cell table:number-matrix-columns-spanned="1" table:number-matrix-rows-spanned="1" table:formula="of:=SUM([.AE3:.AE13]=[.$AU3:.$AU13])" office:value-type="float"/>
          <table:table-cell table:number-matrix-columns-spanned="1" table:number-matrix-rows-spanned="1" table:formula="of:=SUM([.AF3:.AF13]=[.$AV3:.$AV13])" office:value-type="float"/>
          <table:table-cell table:number-matrix-columns-spanned="1" table:number-matrix-rows-spanned="1" table:formula="of:=SUM([.AG3:.AG13]=[.$AW3:.$AW13])" office:value-type="float"/>
          <table:table-cell table:number-matrix-columns-spanned="1" table:number-matrix-rows-spanned="1" table:formula="of:=SUM([.AH3:.AH13]=[.$AP3:.$AP13])" office:value-type="float"/>
          <table:table-cell table:number-matrix-columns-spanned="1" table:number-matrix-rows-spanned="1" table:formula="of:=SUM([.AI3:.AI13]=[.$AQ3:.$AQ13])" office:value-type="float"/>
          <table:table-cell table:number-matrix-columns-spanned="1" table:number-matrix-rows-spanned="1" table:formula="of:=SUM([.AJ3:.AJ13]=[.$AR3:.$AR13])" office:value-type="float"/>
          <table:table-cell table:number-matrix-columns-spanned="1" table:number-matrix-rows-spanned="1" table:formula="of:=SUM([.AK3:.AK13]=[.$AS3:.$AS13])" office:value-type="float"/>
          <table:table-cell table:number-matrix-columns-spanned="1" table:number-matrix-rows-spanned="1" table:formula="of:=SUM([.AL3:.AL13]=[.$AT3:.$AT13])" office:value-type="float"/>
          <table:table-cell table:number-matrix-columns-spanned="1" table:number-matrix-rows-spanned="1" table:formula="of:=SUM([.AM3:.AM13]=[.$AU3:.$AU13])" office:value-type="float"/>
          <table:table-cell table:number-matrix-columns-spanned="1" table:number-matrix-rows-spanned="1" table:formula="of:=SUM([.AN3:.AN13]=[.$AV3:.$AV13])" office:value-type="float"/>
          <table:table-cell table:number-matrix-columns-spanned="1" table:number-matrix-rows-spanned="1" table:formula="of:=SUM([.AO3:.AO13]=[.$AW3:.$AW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AX3:.$AX13])" office:value-type="float"/>
          <table:table-cell table:number-matrix-columns-spanned="1" table:number-matrix-rows-spanned="1" table:formula="of:=SUM([.C3:.C13]&lt;[.$AY3:.$AY13])" office:value-type="float"/>
          <table:table-cell table:number-matrix-columns-spanned="1" table:number-matrix-rows-spanned="1" table:formula="of:=SUM([.D3:.D13]&lt;[.$AZ3:.$AZ13])" office:value-type="float"/>
          <table:table-cell table:number-matrix-columns-spanned="1" table:number-matrix-rows-spanned="1" table:formula="of:=SUM([.E3:.E13]&lt;[.$BA3:.$BA13])" office:value-type="float"/>
          <table:table-cell table:number-matrix-columns-spanned="1" table:number-matrix-rows-spanned="1" table:formula="of:=SUM([.F3:.F13]&lt;[.$BB3:.$BB13])" office:value-type="float"/>
          <table:table-cell table:number-matrix-columns-spanned="1" table:number-matrix-rows-spanned="1" table:formula="of:=SUM([.G3:.G13]&lt;[.$BC3:.$BC13])" office:value-type="float"/>
          <table:table-cell table:number-matrix-columns-spanned="1" table:number-matrix-rows-spanned="1" table:formula="of:=SUM([.H3:.H13]&lt;[.$BD3:.$BD13])" office:value-type="float"/>
          <table:table-cell table:number-matrix-columns-spanned="1" table:number-matrix-rows-spanned="1" table:formula="of:=SUM([.I3:.I13]&lt;[.$BE3:.$BE13])" office:value-type="float"/>
          <table:table-cell table:number-matrix-columns-spanned="1" table:number-matrix-rows-spanned="1" table:formula="of:=SUM([.J3:.J13]&lt;[.$AX3:.$AX13])" office:value-type="float"/>
          <table:table-cell table:number-matrix-columns-spanned="1" table:number-matrix-rows-spanned="1" table:formula="of:=SUM([.K3:.K13]&lt;[.$AY3:.$AY13])" office:value-type="float"/>
          <table:table-cell table:number-matrix-columns-spanned="1" table:number-matrix-rows-spanned="1" table:formula="of:=SUM([.L3:.L13]&lt;[.$AZ3:.$AZ13])" office:value-type="float"/>
          <table:table-cell table:number-matrix-columns-spanned="1" table:number-matrix-rows-spanned="1" table:formula="of:=SUM([.M3:.M13]&lt;[.$BA3:.$BA13])" office:value-type="float"/>
          <table:table-cell table:number-matrix-columns-spanned="1" table:number-matrix-rows-spanned="1" table:formula="of:=SUM([.N3:.N13]&lt;[.$BB3:.$BB13])" office:value-type="float"/>
          <table:table-cell table:number-matrix-columns-spanned="1" table:number-matrix-rows-spanned="1" table:formula="of:=SUM([.O3:.O13]&lt;[.$BC3:.$BC13])" office:value-type="float"/>
          <table:table-cell table:number-matrix-columns-spanned="1" table:number-matrix-rows-spanned="1" table:formula="of:=SUM([.P3:.P13]&lt;[.$BD3:.$BD13])" office:value-type="float"/>
          <table:table-cell table:number-matrix-columns-spanned="1" table:number-matrix-rows-spanned="1" table:formula="of:=SUM([.Q3:.Q13]&lt;[.$BE3:.$BE13])" office:value-type="float"/>
          <table:table-cell table:number-matrix-columns-spanned="1" table:number-matrix-rows-spanned="1" table:formula="of:=SUM([.R3:.R13]&lt;[.$AX3:.$AX13])" office:value-type="float"/>
          <table:table-cell table:number-matrix-columns-spanned="1" table:number-matrix-rows-spanned="1" table:formula="of:=SUM([.S3:.S13]&lt;[.$AY3:.$AY13])" office:value-type="float"/>
          <table:table-cell table:number-matrix-columns-spanned="1" table:number-matrix-rows-spanned="1" table:formula="of:=SUM([.T3:.T13]&lt;[.$AZ3:.$AZ13])" office:value-type="float"/>
          <table:table-cell table:number-matrix-columns-spanned="1" table:number-matrix-rows-spanned="1" table:formula="of:=SUM([.U3:.U13]&lt;[.$BA3:.$BA13])" office:value-type="float"/>
          <table:table-cell table:number-matrix-columns-spanned="1" table:number-matrix-rows-spanned="1" table:formula="of:=SUM([.V3:.V13]&lt;[.$BB3:.$BB13])" office:value-type="float"/>
          <table:table-cell table:number-matrix-columns-spanned="1" table:number-matrix-rows-spanned="1" table:formula="of:=SUM([.W3:.W13]&lt;[.$BC3:.$BC13])" office:value-type="float"/>
          <table:table-cell table:number-matrix-columns-spanned="1" table:number-matrix-rows-spanned="1" table:formula="of:=SUM([.X3:.X13]&lt;[.$BD3:.$BD13])" office:value-type="float"/>
          <table:table-cell table:number-matrix-columns-spanned="1" table:number-matrix-rows-spanned="1" table:formula="of:=SUM([.Y3:.Y13]&lt;[.$BE3:.$BE13])" office:value-type="float"/>
          <table:table-cell table:number-matrix-columns-spanned="1" table:number-matrix-rows-spanned="1" table:formula="of:=SUM([.Z3:.Z13]&lt;[.$AX3:.$AX13])" office:value-type="float"/>
          <table:table-cell table:number-matrix-columns-spanned="1" table:number-matrix-rows-spanned="1" table:formula="of:=SUM([.AA3:.AA13]&lt;[.$AY3:.$AY13])" office:value-type="float"/>
          <table:table-cell table:number-matrix-columns-spanned="1" table:number-matrix-rows-spanned="1" table:formula="of:=SUM([.AB3:.AB13]&lt;[.$AZ3:.$AZ13])" office:value-type="float"/>
          <table:table-cell table:number-matrix-columns-spanned="1" table:number-matrix-rows-spanned="1" table:formula="of:=SUM([.AC3:.AC13]&lt;[.$BA3:.$BA13])" office:value-type="float"/>
          <table:table-cell table:number-matrix-columns-spanned="1" table:number-matrix-rows-spanned="1" table:formula="of:=SUM([.AD3:.AD13]&lt;[.$BB3:.$BB13])" office:value-type="float"/>
          <table:table-cell table:number-matrix-columns-spanned="1" table:number-matrix-rows-spanned="1" table:formula="of:=SUM([.AE3:.AE13]&lt;[.$BC3:.$BC13])" office:value-type="float"/>
          <table:table-cell table:number-matrix-columns-spanned="1" table:number-matrix-rows-spanned="1" table:formula="of:=SUM([.AF3:.AF13]&lt;[.$BD3:.$BD13])" office:value-type="float"/>
          <table:table-cell table:number-matrix-columns-spanned="1" table:number-matrix-rows-spanned="1" table:formula="of:=SUM([.AG3:.AG13]&lt;[.$BE3:.$BE13])" office:value-type="float"/>
          <table:table-cell table:number-matrix-columns-spanned="1" table:number-matrix-rows-spanned="1" table:formula="of:=SUM([.AH3:.AH13]&lt;[.$AX3:.$AX13])" office:value-type="float"/>
          <table:table-cell table:number-matrix-columns-spanned="1" table:number-matrix-rows-spanned="1" table:formula="of:=SUM([.AI3:.AI13]&lt;[.$AY3:.$AY13])" office:value-type="float"/>
          <table:table-cell table:number-matrix-columns-spanned="1" table:number-matrix-rows-spanned="1" table:formula="of:=SUM([.AJ3:.AJ13]&lt;[.$AZ3:.$AZ13])" office:value-type="float"/>
          <table:table-cell table:number-matrix-columns-spanned="1" table:number-matrix-rows-spanned="1" table:formula="of:=SUM([.AK3:.AK13]&lt;[.$BA3:.$BA13])" office:value-type="float"/>
          <table:table-cell table:number-matrix-columns-spanned="1" table:number-matrix-rows-spanned="1" table:formula="of:=SUM([.AL3:.AL13]&lt;[.$BB3:.$BB13])" office:value-type="float"/>
          <table:table-cell table:number-matrix-columns-spanned="1" table:number-matrix-rows-spanned="1" table:formula="of:=SUM([.AM3:.AM13]&lt;[.$BC3:.$BC13])" office:value-type="float"/>
          <table:table-cell table:number-matrix-columns-spanned="1" table:number-matrix-rows-spanned="1" table:formula="of:=SUM([.AN3:.AN13]&lt;[.$BD3:.$BD13])" office:value-type="float"/>
          <table:table-cell table:number-matrix-columns-spanned="1" table:number-matrix-rows-spanned="1" table:formula="of:=SUM([.AO3:.AO13]&lt;[.$BE3:.$BE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AX3:.$AX13])" office:value-type="float"/>
          <table:table-cell table:number-matrix-columns-spanned="1" table:number-matrix-rows-spanned="1" table:formula="of:=SUM([.C3:.C13]&gt;[.$AY3:.$AY13])" office:value-type="float"/>
          <table:table-cell table:number-matrix-columns-spanned="1" table:number-matrix-rows-spanned="1" table:formula="of:=SUM([.D3:.D13]&gt;[.$AZ3:.$AZ13])" office:value-type="float"/>
          <table:table-cell table:number-matrix-columns-spanned="1" table:number-matrix-rows-spanned="1" table:formula="of:=SUM([.E3:.E13]&gt;[.$BA3:.$BA13])" office:value-type="float"/>
          <table:table-cell table:number-matrix-columns-spanned="1" table:number-matrix-rows-spanned="1" table:formula="of:=SUM([.F3:.F13]&gt;[.$BB3:.$BB13])" office:value-type="float"/>
          <table:table-cell table:number-matrix-columns-spanned="1" table:number-matrix-rows-spanned="1" table:formula="of:=SUM([.G3:.G13]&gt;[.$BC3:.$BC13])" office:value-type="float"/>
          <table:table-cell table:number-matrix-columns-spanned="1" table:number-matrix-rows-spanned="1" table:formula="of:=SUM([.H3:.H13]&gt;[.$BD3:.$BD13])" office:value-type="float"/>
          <table:table-cell table:number-matrix-columns-spanned="1" table:number-matrix-rows-spanned="1" table:formula="of:=SUM([.I3:.I13]&gt;[.$BE3:.$BE13])" office:value-type="float"/>
          <table:table-cell table:number-matrix-columns-spanned="1" table:number-matrix-rows-spanned="1" table:formula="of:=SUM([.J3:.J13]&gt;[.$AX3:.$AX13])" office:value-type="float"/>
          <table:table-cell table:number-matrix-columns-spanned="1" table:number-matrix-rows-spanned="1" table:formula="of:=SUM([.K3:.K13]&gt;[.$AY3:.$AY13])" office:value-type="float"/>
          <table:table-cell table:number-matrix-columns-spanned="1" table:number-matrix-rows-spanned="1" table:formula="of:=SUM([.L3:.L13]&gt;[.$AZ3:.$AZ13])" office:value-type="float"/>
          <table:table-cell table:number-matrix-columns-spanned="1" table:number-matrix-rows-spanned="1" table:formula="of:=SUM([.M3:.M13]&gt;[.$BA3:.$BA13])" office:value-type="float"/>
          <table:table-cell table:number-matrix-columns-spanned="1" table:number-matrix-rows-spanned="1" table:formula="of:=SUM([.N3:.N13]&gt;[.$BB3:.$BB13])" office:value-type="float"/>
          <table:table-cell table:number-matrix-columns-spanned="1" table:number-matrix-rows-spanned="1" table:formula="of:=SUM([.O3:.O13]&gt;[.$BC3:.$BC13])" office:value-type="float"/>
          <table:table-cell table:number-matrix-columns-spanned="1" table:number-matrix-rows-spanned="1" table:formula="of:=SUM([.P3:.P13]&gt;[.$BD3:.$BD13])" office:value-type="float"/>
          <table:table-cell table:number-matrix-columns-spanned="1" table:number-matrix-rows-spanned="1" table:formula="of:=SUM([.Q3:.Q13]&gt;[.$BE3:.$BE13])" office:value-type="float"/>
          <table:table-cell table:number-matrix-columns-spanned="1" table:number-matrix-rows-spanned="1" table:formula="of:=SUM([.R3:.R13]&gt;[.$AX3:.$AX13])" office:value-type="float"/>
          <table:table-cell table:number-matrix-columns-spanned="1" table:number-matrix-rows-spanned="1" table:formula="of:=SUM([.S3:.S13]&gt;[.$AY3:.$AY13])" office:value-type="float"/>
          <table:table-cell table:number-matrix-columns-spanned="1" table:number-matrix-rows-spanned="1" table:formula="of:=SUM([.T3:.T13]&gt;[.$AZ3:.$AZ13])" office:value-type="float"/>
          <table:table-cell table:number-matrix-columns-spanned="1" table:number-matrix-rows-spanned="1" table:formula="of:=SUM([.U3:.U13]&gt;[.$BA3:.$BA13])" office:value-type="float"/>
          <table:table-cell table:number-matrix-columns-spanned="1" table:number-matrix-rows-spanned="1" table:formula="of:=SUM([.V3:.V13]&gt;[.$BB3:.$BB13])" office:value-type="float"/>
          <table:table-cell table:number-matrix-columns-spanned="1" table:number-matrix-rows-spanned="1" table:formula="of:=SUM([.W3:.W13]&gt;[.$BC3:.$BC13])" office:value-type="float"/>
          <table:table-cell table:number-matrix-columns-spanned="1" table:number-matrix-rows-spanned="1" table:formula="of:=SUM([.X3:.X13]&gt;[.$BD3:.$BD13])" office:value-type="float"/>
          <table:table-cell table:number-matrix-columns-spanned="1" table:number-matrix-rows-spanned="1" table:formula="of:=SUM([.Y3:.Y13]&gt;[.$BE3:.$BE13])" office:value-type="float"/>
          <table:table-cell table:number-matrix-columns-spanned="1" table:number-matrix-rows-spanned="1" table:formula="of:=SUM([.Z3:.Z13]&gt;[.$AX3:.$AX13])" office:value-type="float"/>
          <table:table-cell table:number-matrix-columns-spanned="1" table:number-matrix-rows-spanned="1" table:formula="of:=SUM([.AA3:.AA13]&gt;[.$AY3:.$AY13])" office:value-type="float"/>
          <table:table-cell table:number-matrix-columns-spanned="1" table:number-matrix-rows-spanned="1" table:formula="of:=SUM([.AB3:.AB13]&gt;[.$AZ3:.$AZ13])" office:value-type="float"/>
          <table:table-cell table:number-matrix-columns-spanned="1" table:number-matrix-rows-spanned="1" table:formula="of:=SUM([.AC3:.AC13]&gt;[.$BA3:.$BA13])" office:value-type="float"/>
          <table:table-cell table:number-matrix-columns-spanned="1" table:number-matrix-rows-spanned="1" table:formula="of:=SUM([.AD3:.AD13]&gt;[.$BB3:.$BB13])" office:value-type="float"/>
          <table:table-cell table:number-matrix-columns-spanned="1" table:number-matrix-rows-spanned="1" table:formula="of:=SUM([.AE3:.AE13]&gt;[.$BC3:.$BC13])" office:value-type="float"/>
          <table:table-cell table:number-matrix-columns-spanned="1" table:number-matrix-rows-spanned="1" table:formula="of:=SUM([.AF3:.AF13]&gt;[.$BD3:.$BD13])" office:value-type="float"/>
          <table:table-cell table:number-matrix-columns-spanned="1" table:number-matrix-rows-spanned="1" table:formula="of:=SUM([.AG3:.AG13]&gt;[.$BE3:.$BE13])" office:value-type="float"/>
          <table:table-cell table:number-matrix-columns-spanned="1" table:number-matrix-rows-spanned="1" table:formula="of:=SUM([.AH3:.AH13]&gt;[.$AX3:.$AX13])" office:value-type="float"/>
          <table:table-cell table:number-matrix-columns-spanned="1" table:number-matrix-rows-spanned="1" table:formula="of:=SUM([.AI3:.AI13]&gt;[.$AY3:.$AY13])" office:value-type="float"/>
          <table:table-cell table:number-matrix-columns-spanned="1" table:number-matrix-rows-spanned="1" table:formula="of:=SUM([.AJ3:.AJ13]&gt;[.$AZ3:.$AZ13])" office:value-type="float"/>
          <table:table-cell table:number-matrix-columns-spanned="1" table:number-matrix-rows-spanned="1" table:formula="of:=SUM([.AK3:.AK13]&gt;[.$BA3:.$BA13])" office:value-type="float"/>
          <table:table-cell table:number-matrix-columns-spanned="1" table:number-matrix-rows-spanned="1" table:formula="of:=SUM([.AL3:.AL13]&gt;[.$BB3:.$BB13])" office:value-type="float"/>
          <table:table-cell table:number-matrix-columns-spanned="1" table:number-matrix-rows-spanned="1" table:formula="of:=SUM([.AM3:.AM13]&gt;[.$BC3:.$BC13])" office:value-type="float"/>
          <table:table-cell table:number-matrix-columns-spanned="1" table:number-matrix-rows-spanned="1" table:formula="of:=SUM([.AN3:.AN13]&gt;[.$BD3:.$BD13])" office:value-type="float"/>
          <table:table-cell table:number-matrix-columns-spanned="1" table:number-matrix-rows-spanned="1" table:formula="of:=SUM([.AO3:.AO13]&gt;[.$BE3:.$BE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BF3:.$BF13])" office:value-type="float"/>
          <table:table-cell table:number-matrix-columns-spanned="1" table:number-matrix-rows-spanned="1" table:formula="of:=SUM([.C3:.C13]=[.$BG3:.$BG13])" office:value-type="float"/>
          <table:table-cell table:number-matrix-columns-spanned="1" table:number-matrix-rows-spanned="1" table:formula="of:=SUM([.D3:.D13]=[.$BH3:.$BH13])" office:value-type="float"/>
          <table:table-cell table:number-matrix-columns-spanned="1" table:number-matrix-rows-spanned="1" table:formula="of:=SUM([.E3:.E13]=[.$BI3:.$BI13])" office:value-type="float"/>
          <table:table-cell table:number-matrix-columns-spanned="1" table:number-matrix-rows-spanned="1" table:formula="of:=SUM([.F3:.F13]=[.$BJ3:.$BJ13])" office:value-type="float"/>
          <table:table-cell table:number-matrix-columns-spanned="1" table:number-matrix-rows-spanned="1" table:formula="of:=SUM([.G3:.G13]=[.$BK3:.$BK13])" office:value-type="float"/>
          <table:table-cell table:number-matrix-columns-spanned="1" table:number-matrix-rows-spanned="1" table:formula="of:=SUM([.H3:.H13]=[.$BL3:.$BL13])" office:value-type="float"/>
          <table:table-cell table:number-matrix-columns-spanned="1" table:number-matrix-rows-spanned="1" table:formula="of:=SUM([.I3:.I13]=[.$BM3:.$BM13])" office:value-type="float"/>
          <table:table-cell table:number-matrix-columns-spanned="1" table:number-matrix-rows-spanned="1" table:formula="of:=SUM([.J3:.J13]=[.$BF3:.$BF13])" office:value-type="float"/>
          <table:table-cell table:number-matrix-columns-spanned="1" table:number-matrix-rows-spanned="1" table:formula="of:=SUM([.K3:.K13]=[.$BG3:.$BG13])" office:value-type="float"/>
          <table:table-cell table:number-matrix-columns-spanned="1" table:number-matrix-rows-spanned="1" table:formula="of:=SUM([.L3:.L13]=[.$BH3:.$BH13])" office:value-type="float"/>
          <table:table-cell table:number-matrix-columns-spanned="1" table:number-matrix-rows-spanned="1" table:formula="of:=SUM([.M3:.M13]=[.$BI3:.$BI13])" office:value-type="float"/>
          <table:table-cell table:number-matrix-columns-spanned="1" table:number-matrix-rows-spanned="1" table:formula="of:=SUM([.N3:.N13]=[.$BJ3:.$BJ13])" office:value-type="float"/>
          <table:table-cell table:number-matrix-columns-spanned="1" table:number-matrix-rows-spanned="1" table:formula="of:=SUM([.O3:.O13]=[.$BK3:.$BK13])" office:value-type="float"/>
          <table:table-cell table:number-matrix-columns-spanned="1" table:number-matrix-rows-spanned="1" table:formula="of:=SUM([.P3:.P13]=[.$BL3:.$BL13])" office:value-type="float"/>
          <table:table-cell table:number-matrix-columns-spanned="1" table:number-matrix-rows-spanned="1" table:formula="of:=SUM([.Q3:.Q13]=[.$BM3:.$BM13])" office:value-type="float"/>
          <table:table-cell table:number-matrix-columns-spanned="1" table:number-matrix-rows-spanned="1" table:formula="of:=SUM([.R3:.R13]=[.$BF3:.$BF13])" office:value-type="float"/>
          <table:table-cell table:number-matrix-columns-spanned="1" table:number-matrix-rows-spanned="1" table:formula="of:=SUM([.S3:.S13]=[.$BG3:.$BG13])" office:value-type="float"/>
          <table:table-cell table:number-matrix-columns-spanned="1" table:number-matrix-rows-spanned="1" table:formula="of:=SUM([.T3:.T13]=[.$BH3:.$BH13])" office:value-type="float"/>
          <table:table-cell table:number-matrix-columns-spanned="1" table:number-matrix-rows-spanned="1" table:formula="of:=SUM([.U3:.U13]=[.$BI3:.$BI13])" office:value-type="float"/>
          <table:table-cell table:number-matrix-columns-spanned="1" table:number-matrix-rows-spanned="1" table:formula="of:=SUM([.V3:.V13]=[.$BJ3:.$BJ13])" office:value-type="float"/>
          <table:table-cell table:number-matrix-columns-spanned="1" table:number-matrix-rows-spanned="1" table:formula="of:=SUM([.W3:.W13]=[.$BK3:.$BK13])" office:value-type="float"/>
          <table:table-cell table:number-matrix-columns-spanned="1" table:number-matrix-rows-spanned="1" table:formula="of:=SUM([.X3:.X13]=[.$BL3:.$BL13])" office:value-type="float"/>
          <table:table-cell table:number-matrix-columns-spanned="1" table:number-matrix-rows-spanned="1" table:formula="of:=SUM([.Y3:.Y13]=[.$BM3:.$BM13])" office:value-type="float"/>
          <table:table-cell table:number-matrix-columns-spanned="1" table:number-matrix-rows-spanned="1" table:formula="of:=SUM([.Z3:.Z13]=[.$BF3:.$BF13])" office:value-type="float"/>
          <table:table-cell table:number-matrix-columns-spanned="1" table:number-matrix-rows-spanned="1" table:formula="of:=SUM([.AA3:.AA13]=[.$BG3:.$BG13])" office:value-type="float"/>
          <table:table-cell table:number-matrix-columns-spanned="1" table:number-matrix-rows-spanned="1" table:formula="of:=SUM([.AB3:.AB13]=[.$BH3:.$BH13])" office:value-type="float"/>
          <table:table-cell table:number-matrix-columns-spanned="1" table:number-matrix-rows-spanned="1" table:formula="of:=SUM([.AC3:.AC13]=[.$BI3:.$BI13])" office:value-type="float"/>
          <table:table-cell table:number-matrix-columns-spanned="1" table:number-matrix-rows-spanned="1" table:formula="of:=SUM([.AD3:.AD13]=[.$BJ3:.$BJ13])" office:value-type="float"/>
          <table:table-cell table:number-matrix-columns-spanned="1" table:number-matrix-rows-spanned="1" table:formula="of:=SUM([.AE3:.AE13]=[.$BK3:.$BK13])" office:value-type="float"/>
          <table:table-cell table:number-matrix-columns-spanned="1" table:number-matrix-rows-spanned="1" table:formula="of:=SUM([.AF3:.AF13]=[.$BL3:.$BL13])" office:value-type="float"/>
          <table:table-cell table:number-matrix-columns-spanned="1" table:number-matrix-rows-spanned="1" table:formula="of:=SUM([.AG3:.AG13]=[.$BM3:.$BM13])" office:value-type="float"/>
          <table:table-cell table:number-matrix-columns-spanned="1" table:number-matrix-rows-spanned="1" table:formula="of:=SUM([.AH3:.AH13]=[.$BF3:.$BF13])" office:value-type="float"/>
          <table:table-cell table:number-matrix-columns-spanned="1" table:number-matrix-rows-spanned="1" table:formula="of:=SUM([.AI3:.AI13]=[.$BG3:.$BG13])" office:value-type="float"/>
          <table:table-cell table:number-matrix-columns-spanned="1" table:number-matrix-rows-spanned="1" table:formula="of:=SUM([.AJ3:.AJ13]=[.$BH3:.$BH13])" office:value-type="float"/>
          <table:table-cell table:number-matrix-columns-spanned="1" table:number-matrix-rows-spanned="1" table:formula="of:=SUM([.AK3:.AK13]=[.$BI3:.$BI13])" office:value-type="float"/>
          <table:table-cell table:number-matrix-columns-spanned="1" table:number-matrix-rows-spanned="1" table:formula="of:=SUM([.AL3:.AL13]=[.$BJ3:.$BJ13])" office:value-type="float"/>
          <table:table-cell table:number-matrix-columns-spanned="1" table:number-matrix-rows-spanned="1" table:formula="of:=SUM([.AM3:.AM13]=[.$BK3:.$BK13])" office:value-type="float"/>
          <table:table-cell table:number-matrix-columns-spanned="1" table:number-matrix-rows-spanned="1" table:formula="of:=SUM([.AN3:.AN13]=[.$BL3:.$BL13])" office:value-type="float"/>
          <table:table-cell table:number-matrix-columns-spanned="1" table:number-matrix-rows-spanned="1" table:formula="of:=SUM([.AO3:.AO13]=[.$BM3:.$BM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square_relea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eventually_5xr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SUM([Instances.D3:Instances.D7])" office:value-type="float"/>
          <table:table-cell office:value-type="string">
            <text:p/>
          </table:table-cell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SUM([Instances.L3:Instances.L7])" office:value-type="float"/>
          <table:table-cell office:value-type="string">
            <text:p/>
          </table:table-cell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SUM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SUM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MIN([.$B3];[.$J3];[.$R3];[.$Z3];[.$AH3])" office:value-type="float"/>
          <table:table-cell table:formula="of:=MIN([.$C3];[.$K3];[.$S3];[.$AA3];[.$AI3])" office:value-type="float"/>
          <table:table-cell table:formula="of:=MIN([.$D3];[.$L3];[.$T3];[.$AB3];[.$AJ3])" office:value-type="float"/>
          <table:table-cell table:formula="of:=MIN([.$E3];[.$M3];[.$U3];[.$AC3];[.$AK3])" office:value-type="float"/>
          <table:table-cell table:formula="of:=MIN([.$F3];[.$N3];[.$V3];[.$AD3];[.$AL3])" office:value-type="float"/>
          <table:table-cell table:formula="of:=MIN([.$G3];[.$O3];[.$W3];[.$AE3];[.$AM3])" office:value-type="float"/>
          <table:table-cell table:formula="of:=MIN([.$H3];[.$P3];[.$X3];[.$AF3];[.$AN3])" office:value-type="float"/>
          <table:table-cell table:formula="of:=MIN([.$I3];[.$Q3];[.$Y3];[.$AG3];[.$AO3])" office:value-type="float"/>
          <table:table-cell table:formula="of:=MEDIAN([.$B3];[.$J3];[.$R3];[.$Z3];[.$AH3])" office:value-type="float"/>
          <table:table-cell table:formula="of:=MEDIAN([.$C3];[.$K3];[.$S3];[.$AA3];[.$AI3])" office:value-type="float"/>
          <table:table-cell table:formula="of:=MEDIAN([.$D3];[.$L3];[.$T3];[.$AB3];[.$AJ3])" office:value-type="float"/>
          <table:table-cell table:formula="of:=MEDIAN([.$E3];[.$M3];[.$U3];[.$AC3];[.$AK3])" office:value-type="float"/>
          <table:table-cell table:formula="of:=MEDIAN([.$F3];[.$N3];[.$V3];[.$AD3];[.$AL3])" office:value-type="float"/>
          <table:table-cell table:formula="of:=MEDIAN([.$G3];[.$O3];[.$W3];[.$AE3];[.$AM3])" office:value-type="float"/>
          <table:table-cell table:formula="of:=MEDIAN([.$H3];[.$P3];[.$X3];[.$AF3];[.$AN3])" office:value-type="float"/>
          <table:table-cell table:formula="of:=MEDIAN([.$I3];[.$Q3];[.$Y3];[.$AG3];[.$AO3])" office:value-type="float"/>
          <table:table-cell table:formula="of:=MAX([.$B3];[.$J3];[.$R3];[.$Z3];[.$AH3])" office:value-type="float"/>
          <table:table-cell table:formula="of:=MAX([.$C3];[.$K3];[.$S3];[.$AA3];[.$AI3])" office:value-type="float"/>
          <table:table-cell table:formula="of:=MAX([.$D3];[.$L3];[.$T3];[.$AB3];[.$AJ3])" office:value-type="float"/>
          <table:table-cell table:formula="of:=MAX([.$E3];[.$M3];[.$U3];[.$AC3];[.$AK3])" office:value-type="float"/>
          <table:table-cell table:formula="of:=MAX([.$F3];[.$N3];[.$V3];[.$AD3];[.$AL3])" office:value-type="float"/>
          <table:table-cell table:formula="of:=MAX([.$G3];[.$O3];[.$W3];[.$AE3];[.$AM3])" office:value-type="float"/>
          <table:table-cell table:formula="of:=MAX([.$H3];[.$P3];[.$X3];[.$AF3];[.$AN3])" office:value-type="float"/>
          <table:table-cell table:formula="of:=MAX([.$I3];[.$Q3];[.$Y3];[.$AG3];[.$AO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SUM([Instances.D8:Instances.D8])" office:value-type="float"/>
          <table:table-cell table:formula="of:=AVERAGE([Instances.E8:Instances.E8])" office:value-type="float"/>
          <table:table-cell table:formula="of:=AVERAGE([Instances.F8:Instances.F8])" office:value-type="float"/>
          <table:table-cell table:formula="of:=AVERAGE([Instances.G8:Instances.G8])" office:value-type="float"/>
          <table:table-cell table:formula="of:=AVERAGE([Instances.H8:Instances.H8])" office:value-type="float"/>
          <table:table-cell table:formula="of:=AVERAGE([Instances.I8:Instances.I8])" office:value-type="float"/>
          <table:table-cell table:formula="of:=AVERAGE([Instances.J8:Instances.J8])" office:value-type="float"/>
          <table:table-cell table:formula="of:=AVERAGE([Instances.K8:Instances.K8])" office:value-type="float"/>
          <table:table-cell table:formula="of:=SUM([Instances.L8:Instances.L8])" office:value-type="float"/>
          <table:table-cell table:formula="of:=AVERAGE([Instances.M8:Instances.M8])" office:value-type="float"/>
          <table:table-cell table:formula="of:=AVERAGE([Instances.N8:Instances.N8])" office:value-type="float"/>
          <table:table-cell table:formula="of:=AVERAGE([Instances.O8:Instances.O8])" office:value-type="float"/>
          <table:table-cell table:formula="of:=AVERAGE([Instances.P8:Instances.P8])" office:value-type="float"/>
          <table:table-cell table:formula="of:=AVERAGE([Instances.Q8:Instances.Q8])" office:value-type="float"/>
          <table:table-cell table:formula="of:=AVERAGE([Instances.R8:Instances.R8])" office:value-type="float"/>
          <table:table-cell table:formula="of:=AVERAGE([Instances.S8:Instances.S8])" office:value-type="float"/>
          <table:table-cell table:formula="of:=SUM([Instances.T8:Instances.T8])" office:value-type="float"/>
          <table:table-cell table:formula="of:=AVERAGE([Instances.U8:Instances.U8])" office:value-type="float"/>
          <table:table-cell table:formula="of:=AVERAGE([Instances.V8:Instances.V8])" office:value-type="float"/>
          <table:table-cell table:formula="of:=AVERAGE([Instances.W8:Instances.W8])" office:value-type="float"/>
          <table:table-cell table:formula="of:=AVERAGE([Instances.X8:Instances.X8])" office:value-type="float"/>
          <table:table-cell table:formula="of:=AVERAGE([Instances.Y8:Instances.Y8])" office:value-type="float"/>
          <table:table-cell table:formula="of:=AVERAGE([Instances.Z8:Instances.Z8])" office:value-type="float"/>
          <table:table-cell table:formula="of:=AVERAGE([Instances.AA8:Instances.AA8])" office:value-type="float"/>
          <table:table-cell table:formula="of:=SUM([Instances.AB8:Instances.AB8])" office:value-type="float"/>
          <table:table-cell table:formula="of:=AVERAGE([Instances.AC8:Instances.AC8])" office:value-type="float"/>
          <table:table-cell table:formula="of:=AVERAGE([Instances.AD8:Instances.AD8])" office:value-type="float"/>
          <table:table-cell table:formula="of:=AVERAGE([Instances.AE8:Instances.AE8])" office:value-type="float"/>
          <table:table-cell table:formula="of:=AVERAGE([Instances.AF8:Instances.AF8])" office:value-type="float"/>
          <table:table-cell table:formula="of:=AVERAGE([Instances.AG8:Instances.AG8])" office:value-type="float"/>
          <table:table-cell table:formula="of:=AVERAGE([Instances.AH8:Instances.AH8])" office:value-type="float"/>
          <table:table-cell table:formula="of:=AVERAGE([Instances.AI8:Instances.AI8])" office:value-type="float"/>
          <table:table-cell table:formula="of:=SUM([Instances.AJ8:Instances.AJ8])" office:value-type="float"/>
          <table:table-cell table:formula="of:=AVERAGE([Instances.AK8:Instances.AK8])" office:value-type="float"/>
          <table:table-cell table:formula="of:=AVERAGE([Instances.AL8:Instances.AL8])" office:value-type="float"/>
          <table:table-cell table:formula="of:=AVERAGE([Instances.AM8:Instances.AM8])" office:value-type="float"/>
          <table:table-cell table:formula="of:=AVERAGE([Instances.AN8:Instances.AN8])" office:value-type="float"/>
          <table:table-cell table:formula="of:=AVERAGE([Instances.AO8:Instances.AO8])" office:value-type="float"/>
          <table:table-cell table:formula="of:=MIN([.$B4];[.$J4];[.$R4];[.$Z4];[.$AH4])" office:value-type="float"/>
          <table:table-cell table:formula="of:=MIN([.$C4];[.$K4];[.$S4];[.$AA4];[.$AI4])" office:value-type="float"/>
          <table:table-cell table:formula="of:=MIN([.$D4];[.$L4];[.$T4];[.$AB4];[.$AJ4])" office:value-type="float"/>
          <table:table-cell table:formula="of:=MIN([.$E4];[.$M4];[.$U4];[.$AC4];[.$AK4])" office:value-type="float"/>
          <table:table-cell table:formula="of:=MIN([.$F4];[.$N4];[.$V4];[.$AD4];[.$AL4])" office:value-type="float"/>
          <table:table-cell table:formula="of:=MIN([.$G4];[.$O4];[.$W4];[.$AE4];[.$AM4])" office:value-type="float"/>
          <table:table-cell table:formula="of:=MIN([.$H4];[.$P4];[.$X4];[.$AF4];[.$AN4])" office:value-type="float"/>
          <table:table-cell table:formula="of:=MIN([.$I4];[.$Q4];[.$Y4];[.$AG4];[.$AO4])" office:value-type="float"/>
          <table:table-cell table:formula="of:=MEDIAN([.$B4];[.$J4];[.$R4];[.$Z4];[.$AH4])" office:value-type="float"/>
          <table:table-cell table:formula="of:=MEDIAN([.$C4];[.$K4];[.$S4];[.$AA4];[.$AI4])" office:value-type="float"/>
          <table:table-cell table:formula="of:=MEDIAN([.$D4];[.$L4];[.$T4];[.$AB4];[.$AJ4])" office:value-type="float"/>
          <table:table-cell table:formula="of:=MEDIAN([.$E4];[.$M4];[.$U4];[.$AC4];[.$AK4])" office:value-type="float"/>
          <table:table-cell table:formula="of:=MEDIAN([.$F4];[.$N4];[.$V4];[.$AD4];[.$AL4])" office:value-type="float"/>
          <table:table-cell table:formula="of:=MEDIAN([.$G4];[.$O4];[.$W4];[.$AE4];[.$AM4])" office:value-type="float"/>
          <table:table-cell table:formula="of:=MEDIAN([.$H4];[.$P4];[.$X4];[.$AF4];[.$AN4])" office:value-type="float"/>
          <table:table-cell table:formula="of:=MEDIAN([.$I4];[.$Q4];[.$Y4];[.$AG4];[.$AO4])" office:value-type="float"/>
          <table:table-cell table:formula="of:=MAX([.$B4];[.$J4];[.$R4];[.$Z4];[.$AH4])" office:value-type="float"/>
          <table:table-cell table:formula="of:=MAX([.$C4];[.$K4];[.$S4];[.$AA4];[.$AI4])" office:value-type="float"/>
          <table:table-cell table:formula="of:=MAX([.$D4];[.$L4];[.$T4];[.$AB4];[.$AJ4])" office:value-type="float"/>
          <table:table-cell table:formula="of:=MAX([.$E4];[.$M4];[.$U4];[.$AC4];[.$AK4])" office:value-type="float"/>
          <table:table-cell table:formula="of:=MAX([.$F4];[.$N4];[.$V4];[.$AD4];[.$AL4])" office:value-type="float"/>
          <table:table-cell table:formula="of:=MAX([.$G4];[.$O4];[.$W4];[.$AE4];[.$AM4])" office:value-type="float"/>
          <table:table-cell table:formula="of:=MAX([.$H4];[.$P4];[.$X4];[.$AF4];[.$AN4])" office:value-type="float"/>
          <table:table-cell table:formula="of:=MAX([.$I4];[.$Q4];[.$Y4];[.$AG4];[.$AO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SUM([Instances.D9:Instances.D13])" office:value-type="float"/>
          <table:table-cell table:formula="of:=AVERAGE([Instances.E9:Instances.E13])" office:value-type="float"/>
          <table:table-cell table:formula="of:=AVERAGE([Instances.F9:Instances.F13])" office:value-type="float"/>
          <table:table-cell table:formula="of:=AVERAGE([Instances.G9:Instances.G13])" office:value-type="float"/>
          <table:table-cell table:formula="of:=AVERAGE([Instances.H9:Instances.H13])" office:value-type="float"/>
          <table:table-cell table:formula="of:=AVERAGE([Instances.I9:Instances.I13])" office:value-type="float"/>
          <table:table-cell table:formula="of:=AVERAGE([Instances.J9:Instances.J13])" office:value-type="float"/>
          <table:table-cell table:formula="of:=AVERAGE([Instances.K9:Instances.K13])" office:value-type="float"/>
          <table:table-cell table:formula="of:=SUM([Instances.L9:Instances.L13])" office:value-type="float"/>
          <table:table-cell table:formula="of:=AVERAGE([Instances.M9:Instances.M13])" office:value-type="float"/>
          <table:table-cell table:formula="of:=AVERAGE([Instances.N9:Instances.N13])" office:value-type="float"/>
          <table:table-cell table:formula="of:=AVERAGE([Instances.O9:Instances.O13])" office:value-type="float"/>
          <table:table-cell table:formula="of:=AVERAGE([Instances.P9:Instances.P13])" office:value-type="float"/>
          <table:table-cell table:formula="of:=AVERAGE([Instances.Q9:Instances.Q13])" office:value-type="float"/>
          <table:table-cell table:formula="of:=AVERAGE([Instances.R9:Instances.R13])" office:value-type="float"/>
          <table:table-cell table:formula="of:=AVERAGE([Instances.S9:Instances.S13])" office:value-type="float"/>
          <table:table-cell table:formula="of:=SUM([Instances.T9:Instances.T13])" office:value-type="float"/>
          <table:table-cell table:formula="of:=AVERAGE([Instances.U9:Instances.U13])" office:value-type="float"/>
          <table:table-cell table:formula="of:=AVERAGE([Instances.V9:Instances.V13])" office:value-type="float"/>
          <table:table-cell table:formula="of:=AVERAGE([Instances.W9:Instances.W13])" office:value-type="float"/>
          <table:table-cell table:formula="of:=AVERAGE([Instances.X9:Instances.X13])" office:value-type="float"/>
          <table:table-cell table:formula="of:=AVERAGE([Instances.Y9:Instances.Y13])" office:value-type="float"/>
          <table:table-cell table:formula="of:=AVERAGE([Instances.Z9:Instances.Z13])" office:value-type="float"/>
          <table:table-cell table:formula="of:=AVERAGE([Instances.AA9:Instances.AA13])" office:value-type="float"/>
          <table:table-cell table:formula="of:=SUM([Instances.AB9:Instances.AB13])" office:value-type="float"/>
          <table:table-cell table:formula="of:=AVERAGE([Instances.AC9:Instances.AC13])" office:value-type="float"/>
          <table:table-cell table:formula="of:=AVERAGE([Instances.AD9:Instances.AD13])" office:value-type="float"/>
          <table:table-cell table:formula="of:=AVERAGE([Instances.AE9:Instances.AE13])" office:value-type="float"/>
          <table:table-cell table:formula="of:=AVERAGE([Instances.AF9:Instances.AF13])" office:value-type="float"/>
          <table:table-cell table:formula="of:=AVERAGE([Instances.AG9:Instances.AG13])" office:value-type="float"/>
          <table:table-cell table:formula="of:=AVERAGE([Instances.AH9:Instances.AH13])" office:value-type="float"/>
          <table:table-cell table:formula="of:=AVERAGE([Instances.AI9:Instances.AI13])" office:value-type="float"/>
          <table:table-cell table:formula="of:=SUM([Instances.AJ9:Instances.AJ13])" office:value-type="float"/>
          <table:table-cell table:formula="of:=AVERAGE([Instances.AK9:Instances.AK13])" office:value-type="float"/>
          <table:table-cell table:formula="of:=AVERAGE([Instances.AL9:Instances.AL13])" office:value-type="float"/>
          <table:table-cell table:formula="of:=AVERAGE([Instances.AM9:Instances.AM13])" office:value-type="float"/>
          <table:table-cell table:formula="of:=AVERAGE([Instances.AN9:Instances.AN13])" office:value-type="float"/>
          <table:table-cell table:formula="of:=AVERAGE([Instances.AO9:Instances.AO13])" office:value-type="float"/>
          <table:table-cell table:formula="of:=MIN([.$B5];[.$J5];[.$R5];[.$Z5];[.$AH5])" office:value-type="float"/>
          <table:table-cell table:formula="of:=MIN([.$C5];[.$K5];[.$S5];[.$AA5];[.$AI5])" office:value-type="float"/>
          <table:table-cell table:formula="of:=MIN([.$D5];[.$L5];[.$T5];[.$AB5];[.$AJ5])" office:value-type="float"/>
          <table:table-cell table:formula="of:=MIN([.$E5];[.$M5];[.$U5];[.$AC5];[.$AK5])" office:value-type="float"/>
          <table:table-cell table:formula="of:=MIN([.$F5];[.$N5];[.$V5];[.$AD5];[.$AL5])" office:value-type="float"/>
          <table:table-cell table:formula="of:=MIN([.$G5];[.$O5];[.$W5];[.$AE5];[.$AM5])" office:value-type="float"/>
          <table:table-cell table:formula="of:=MIN([.$H5];[.$P5];[.$X5];[.$AF5];[.$AN5])" office:value-type="float"/>
          <table:table-cell table:formula="of:=MIN([.$I5];[.$Q5];[.$Y5];[.$AG5];[.$AO5])" office:value-type="float"/>
          <table:table-cell table:formula="of:=MEDIAN([.$B5];[.$J5];[.$R5];[.$Z5];[.$AH5])" office:value-type="float"/>
          <table:table-cell table:formula="of:=MEDIAN([.$C5];[.$K5];[.$S5];[.$AA5];[.$AI5])" office:value-type="float"/>
          <table:table-cell table:formula="of:=MEDIAN([.$D5];[.$L5];[.$T5];[.$AB5];[.$AJ5])" office:value-type="float"/>
          <table:table-cell table:formula="of:=MEDIAN([.$E5];[.$M5];[.$U5];[.$AC5];[.$AK5])" office:value-type="float"/>
          <table:table-cell table:formula="of:=MEDIAN([.$F5];[.$N5];[.$V5];[.$AD5];[.$AL5])" office:value-type="float"/>
          <table:table-cell table:formula="of:=MEDIAN([.$G5];[.$O5];[.$W5];[.$AE5];[.$AM5])" office:value-type="float"/>
          <table:table-cell table:formula="of:=MEDIAN([.$H5];[.$P5];[.$X5];[.$AF5];[.$AN5])" office:value-type="float"/>
          <table:table-cell table:formula="of:=MEDIAN([.$I5];[.$Q5];[.$Y5];[.$AG5];[.$AO5])" office:value-type="float"/>
          <table:table-cell table:formula="of:=MAX([.$B5];[.$J5];[.$R5];[.$Z5];[.$AH5])" office:value-type="float"/>
          <table:table-cell table:formula="of:=MAX([.$C5];[.$K5];[.$S5];[.$AA5];[.$AI5])" office:value-type="float"/>
          <table:table-cell table:formula="of:=MAX([.$D5];[.$L5];[.$T5];[.$AB5];[.$AJ5])" office:value-type="float"/>
          <table:table-cell table:formula="of:=MAX([.$E5];[.$M5];[.$U5];[.$AC5];[.$AK5])" office:value-type="float"/>
          <table:table-cell table:formula="of:=MAX([.$F5];[.$N5];[.$V5];[.$AD5];[.$AL5])" office:value-type="float"/>
          <table:table-cell table:formula="of:=MAX([.$G5];[.$O5];[.$W5];[.$AE5];[.$AM5])" office:value-type="float"/>
          <table:table-cell table:formula="of:=MAX([.$H5];[.$P5];[.$X5];[.$AF5];[.$AN5])" office:value-type="float"/>
          <table:table-cell table:formula="of:=MAX([.$I5];[.$Q5];[.$Y5];[.$AG5];[.$AO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AP3:.$AP5])^2)^0.5" office:value-type="float"/>
          <table:table-cell table:number-matrix-columns-spanned="1" table:number-matrix-rows-spanned="1" table:formula="of:=SUM(([.C3:.C5]-[.$AQ3:.$AQ5])^2)^0.5" office:value-type="float"/>
          <table:table-cell table:number-matrix-columns-spanned="1" table:number-matrix-rows-spanned="1" table:formula="of:=SUM(([.D3:.D5]-[.$AR3:.$AR5])^2)^0.5" office:value-type="float"/>
          <table:table-cell table:number-matrix-columns-spanned="1" table:number-matrix-rows-spanned="1" table:formula="of:=SUM(([.E3:.E5]-[.$AS3:.$AS5])^2)^0.5" office:value-type="float"/>
          <table:table-cell table:number-matrix-columns-spanned="1" table:number-matrix-rows-spanned="1" table:formula="of:=SUM(([.F3:.F5]-[.$AT3:.$AT5])^2)^0.5" office:value-type="float"/>
          <table:table-cell table:number-matrix-columns-spanned="1" table:number-matrix-rows-spanned="1" table:formula="of:=SUM(([.G3:.G5]-[.$AU3:.$AU5])^2)^0.5" office:value-type="float"/>
          <table:table-cell table:number-matrix-columns-spanned="1" table:number-matrix-rows-spanned="1" table:formula="of:=SUM(([.H3:.H5]-[.$AV3:.$AV5])^2)^0.5" office:value-type="float"/>
          <table:table-cell table:number-matrix-columns-spanned="1" table:number-matrix-rows-spanned="1" table:formula="of:=SUM(([.I3:.I5]-[.$AW3:.$AW5])^2)^0.5" office:value-type="float"/>
          <table:table-cell table:number-matrix-columns-spanned="1" table:number-matrix-rows-spanned="1" table:formula="of:=SUM(([.J3:.J5]-[.$AP3:.$AP5])^2)^0.5" office:value-type="float"/>
          <table:table-cell table:number-matrix-columns-spanned="1" table:number-matrix-rows-spanned="1" table:formula="of:=SUM(([.K3:.K5]-[.$AQ3:.$AQ5])^2)^0.5" office:value-type="float"/>
          <table:table-cell table:number-matrix-columns-spanned="1" table:number-matrix-rows-spanned="1" table:formula="of:=SUM(([.L3:.L5]-[.$AR3:.$AR5])^2)^0.5" office:value-type="float"/>
          <table:table-cell table:number-matrix-columns-spanned="1" table:number-matrix-rows-spanned="1" table:formula="of:=SUM(([.M3:.M5]-[.$AS3:.$AS5])^2)^0.5" office:value-type="float"/>
          <table:table-cell table:number-matrix-columns-spanned="1" table:number-matrix-rows-spanned="1" table:formula="of:=SUM(([.N3:.N5]-[.$AT3:.$AT5])^2)^0.5" office:value-type="float"/>
          <table:table-cell table:number-matrix-columns-spanned="1" table:number-matrix-rows-spanned="1" table:formula="of:=SUM(([.O3:.O5]-[.$AU3:.$AU5])^2)^0.5" office:value-type="float"/>
          <table:table-cell table:number-matrix-columns-spanned="1" table:number-matrix-rows-spanned="1" table:formula="of:=SUM(([.P3:.P5]-[.$AV3:.$AV5])^2)^0.5" office:value-type="float"/>
          <table:table-cell table:number-matrix-columns-spanned="1" table:number-matrix-rows-spanned="1" table:formula="of:=SUM(([.Q3:.Q5]-[.$AW3:.$AW5])^2)^0.5" office:value-type="float"/>
          <table:table-cell table:number-matrix-columns-spanned="1" table:number-matrix-rows-spanned="1" table:formula="of:=SUM(([.R3:.R5]-[.$AP3:.$AP5])^2)^0.5" office:value-type="float"/>
          <table:table-cell table:number-matrix-columns-spanned="1" table:number-matrix-rows-spanned="1" table:formula="of:=SUM(([.S3:.S5]-[.$AQ3:.$AQ5])^2)^0.5" office:value-type="float"/>
          <table:table-cell table:number-matrix-columns-spanned="1" table:number-matrix-rows-spanned="1" table:formula="of:=SUM(([.T3:.T5]-[.$AR3:.$AR5])^2)^0.5" office:value-type="float"/>
          <table:table-cell table:number-matrix-columns-spanned="1" table:number-matrix-rows-spanned="1" table:formula="of:=SUM(([.U3:.U5]-[.$AS3:.$AS5])^2)^0.5" office:value-type="float"/>
          <table:table-cell table:number-matrix-columns-spanned="1" table:number-matrix-rows-spanned="1" table:formula="of:=SUM(([.V3:.V5]-[.$AT3:.$AT5])^2)^0.5" office:value-type="float"/>
          <table:table-cell table:number-matrix-columns-spanned="1" table:number-matrix-rows-spanned="1" table:formula="of:=SUM(([.W3:.W5]-[.$AU3:.$AU5])^2)^0.5" office:value-type="float"/>
          <table:table-cell table:number-matrix-columns-spanned="1" table:number-matrix-rows-spanned="1" table:formula="of:=SUM(([.X3:.X5]-[.$AV3:.$AV5])^2)^0.5" office:value-type="float"/>
          <table:table-cell table:number-matrix-columns-spanned="1" table:number-matrix-rows-spanned="1" table:formula="of:=SUM(([.Y3:.Y5]-[.$AW3:.$AW5])^2)^0.5" office:value-type="float"/>
          <table:table-cell table:number-matrix-columns-spanned="1" table:number-matrix-rows-spanned="1" table:formula="of:=SUM(([.Z3:.Z5]-[.$AP3:.$AP5])^2)^0.5" office:value-type="float"/>
          <table:table-cell table:number-matrix-columns-spanned="1" table:number-matrix-rows-spanned="1" table:formula="of:=SUM(([.AA3:.AA5]-[.$AQ3:.$AQ5])^2)^0.5" office:value-type="float"/>
          <table:table-cell table:number-matrix-columns-spanned="1" table:number-matrix-rows-spanned="1" table:formula="of:=SUM(([.AB3:.AB5]-[.$AR3:.$AR5])^2)^0.5" office:value-type="float"/>
          <table:table-cell table:number-matrix-columns-spanned="1" table:number-matrix-rows-spanned="1" table:formula="of:=SUM(([.AC3:.AC5]-[.$AS3:.$AS5])^2)^0.5" office:value-type="float"/>
          <table:table-cell table:number-matrix-columns-spanned="1" table:number-matrix-rows-spanned="1" table:formula="of:=SUM(([.AD3:.AD5]-[.$AT3:.$AT5])^2)^0.5" office:value-type="float"/>
          <table:table-cell table:number-matrix-columns-spanned="1" table:number-matrix-rows-spanned="1" table:formula="of:=SUM(([.AE3:.AE5]-[.$AU3:.$AU5])^2)^0.5" office:value-type="float"/>
          <table:table-cell table:number-matrix-columns-spanned="1" table:number-matrix-rows-spanned="1" table:formula="of:=SUM(([.AF3:.AF5]-[.$AV3:.$AV5])^2)^0.5" office:value-type="float"/>
          <table:table-cell table:number-matrix-columns-spanned="1" table:number-matrix-rows-spanned="1" table:formula="of:=SUM(([.AG3:.AG5]-[.$AW3:.$AW5])^2)^0.5" office:value-type="float"/>
          <table:table-cell table:number-matrix-columns-spanned="1" table:number-matrix-rows-spanned="1" table:formula="of:=SUM(([.AH3:.AH5]-[.$AP3:.$AP5])^2)^0.5" office:value-type="float"/>
          <table:table-cell table:number-matrix-columns-spanned="1" table:number-matrix-rows-spanned="1" table:formula="of:=SUM(([.AI3:.AI5]-[.$AQ3:.$AQ5])^2)^0.5" office:value-type="float"/>
          <table:table-cell table:number-matrix-columns-spanned="1" table:number-matrix-rows-spanned="1" table:formula="of:=SUM(([.AJ3:.AJ5]-[.$AR3:.$AR5])^2)^0.5" office:value-type="float"/>
          <table:table-cell table:number-matrix-columns-spanned="1" table:number-matrix-rows-spanned="1" table:formula="of:=SUM(([.AK3:.AK5]-[.$AS3:.$AS5])^2)^0.5" office:value-type="float"/>
          <table:table-cell table:number-matrix-columns-spanned="1" table:number-matrix-rows-spanned="1" table:formula="of:=SUM(([.AL3:.AL5]-[.$AT3:.$AT5])^2)^0.5" office:value-type="float"/>
          <table:table-cell table:number-matrix-columns-spanned="1" table:number-matrix-rows-spanned="1" table:formula="of:=SUM(([.AM3:.AM5]-[.$AU3:.$AU5])^2)^0.5" office:value-type="float"/>
          <table:table-cell table:number-matrix-columns-spanned="1" table:number-matrix-rows-spanned="1" table:formula="of:=SUM(([.AN3:.AN5]-[.$AV3:.$AV5])^2)^0.5" office:value-type="float"/>
          <table:table-cell table:number-matrix-columns-spanned="1" table:number-matrix-rows-spanned="1" table:formula="of:=SUM(([.AO3:.AO5]-[.$AW3:.$AW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AP3:.$AP5])" office:value-type="float"/>
          <table:table-cell table:number-matrix-columns-spanned="1" table:number-matrix-rows-spanned="1" table:formula="of:=SUM([.C3:.C5]=[.$AQ3:.$AQ5])" office:value-type="float"/>
          <table:table-cell table:number-matrix-columns-spanned="1" table:number-matrix-rows-spanned="1" table:formula="of:=SUM([.D3:.D5]=[.$AR3:.$AR5])" office:value-type="float"/>
          <table:table-cell table:number-matrix-columns-spanned="1" table:number-matrix-rows-spanned="1" table:formula="of:=SUM([.E3:.E5]=[.$AS3:.$AS5])" office:value-type="float"/>
          <table:table-cell table:number-matrix-columns-spanned="1" table:number-matrix-rows-spanned="1" table:formula="of:=SUM([.F3:.F5]=[.$AT3:.$AT5])" office:value-type="float"/>
          <table:table-cell table:number-matrix-columns-spanned="1" table:number-matrix-rows-spanned="1" table:formula="of:=SUM([.G3:.G5]=[.$AU3:.$AU5])" office:value-type="float"/>
          <table:table-cell table:number-matrix-columns-spanned="1" table:number-matrix-rows-spanned="1" table:formula="of:=SUM([.H3:.H5]=[.$AV3:.$AV5])" office:value-type="float"/>
          <table:table-cell table:number-matrix-columns-spanned="1" table:number-matrix-rows-spanned="1" table:formula="of:=SUM([.I3:.I5]=[.$AW3:.$AW5])" office:value-type="float"/>
          <table:table-cell table:number-matrix-columns-spanned="1" table:number-matrix-rows-spanned="1" table:formula="of:=SUM([.J3:.J5]=[.$AP3:.$AP5])" office:value-type="float"/>
          <table:table-cell table:number-matrix-columns-spanned="1" table:number-matrix-rows-spanned="1" table:formula="of:=SUM([.K3:.K5]=[.$AQ3:.$AQ5])" office:value-type="float"/>
          <table:table-cell table:number-matrix-columns-spanned="1" table:number-matrix-rows-spanned="1" table:formula="of:=SUM([.L3:.L5]=[.$AR3:.$AR5])" office:value-type="float"/>
          <table:table-cell table:number-matrix-columns-spanned="1" table:number-matrix-rows-spanned="1" table:formula="of:=SUM([.M3:.M5]=[.$AS3:.$AS5])" office:value-type="float"/>
          <table:table-cell table:number-matrix-columns-spanned="1" table:number-matrix-rows-spanned="1" table:formula="of:=SUM([.N3:.N5]=[.$AT3:.$AT5])" office:value-type="float"/>
          <table:table-cell table:number-matrix-columns-spanned="1" table:number-matrix-rows-spanned="1" table:formula="of:=SUM([.O3:.O5]=[.$AU3:.$AU5])" office:value-type="float"/>
          <table:table-cell table:number-matrix-columns-spanned="1" table:number-matrix-rows-spanned="1" table:formula="of:=SUM([.P3:.P5]=[.$AV3:.$AV5])" office:value-type="float"/>
          <table:table-cell table:number-matrix-columns-spanned="1" table:number-matrix-rows-spanned="1" table:formula="of:=SUM([.Q3:.Q5]=[.$AW3:.$AW5])" office:value-type="float"/>
          <table:table-cell table:number-matrix-columns-spanned="1" table:number-matrix-rows-spanned="1" table:formula="of:=SUM([.R3:.R5]=[.$AP3:.$AP5])" office:value-type="float"/>
          <table:table-cell table:number-matrix-columns-spanned="1" table:number-matrix-rows-spanned="1" table:formula="of:=SUM([.S3:.S5]=[.$AQ3:.$AQ5])" office:value-type="float"/>
          <table:table-cell table:number-matrix-columns-spanned="1" table:number-matrix-rows-spanned="1" table:formula="of:=SUM([.T3:.T5]=[.$AR3:.$AR5])" office:value-type="float"/>
          <table:table-cell table:number-matrix-columns-spanned="1" table:number-matrix-rows-spanned="1" table:formula="of:=SUM([.U3:.U5]=[.$AS3:.$AS5])" office:value-type="float"/>
          <table:table-cell table:number-matrix-columns-spanned="1" table:number-matrix-rows-spanned="1" table:formula="of:=SUM([.V3:.V5]=[.$AT3:.$AT5])" office:value-type="float"/>
          <table:table-cell table:number-matrix-columns-spanned="1" table:number-matrix-rows-spanned="1" table:formula="of:=SUM([.W3:.W5]=[.$AU3:.$AU5])" office:value-type="float"/>
          <table:table-cell table:number-matrix-columns-spanned="1" table:number-matrix-rows-spanned="1" table:formula="of:=SUM([.X3:.X5]=[.$AV3:.$AV5])" office:value-type="float"/>
          <table:table-cell table:number-matrix-columns-spanned="1" table:number-matrix-rows-spanned="1" table:formula="of:=SUM([.Y3:.Y5]=[.$AW3:.$AW5])" office:value-type="float"/>
          <table:table-cell table:number-matrix-columns-spanned="1" table:number-matrix-rows-spanned="1" table:formula="of:=SUM([.Z3:.Z5]=[.$AP3:.$AP5])" office:value-type="float"/>
          <table:table-cell table:number-matrix-columns-spanned="1" table:number-matrix-rows-spanned="1" table:formula="of:=SUM([.AA3:.AA5]=[.$AQ3:.$AQ5])" office:value-type="float"/>
          <table:table-cell table:number-matrix-columns-spanned="1" table:number-matrix-rows-spanned="1" table:formula="of:=SUM([.AB3:.AB5]=[.$AR3:.$AR5])" office:value-type="float"/>
          <table:table-cell table:number-matrix-columns-spanned="1" table:number-matrix-rows-spanned="1" table:formula="of:=SUM([.AC3:.AC5]=[.$AS3:.$AS5])" office:value-type="float"/>
          <table:table-cell table:number-matrix-columns-spanned="1" table:number-matrix-rows-spanned="1" table:formula="of:=SUM([.AD3:.AD5]=[.$AT3:.$AT5])" office:value-type="float"/>
          <table:table-cell table:number-matrix-columns-spanned="1" table:number-matrix-rows-spanned="1" table:formula="of:=SUM([.AE3:.AE5]=[.$AU3:.$AU5])" office:value-type="float"/>
          <table:table-cell table:number-matrix-columns-spanned="1" table:number-matrix-rows-spanned="1" table:formula="of:=SUM([.AF3:.AF5]=[.$AV3:.$AV5])" office:value-type="float"/>
          <table:table-cell table:number-matrix-columns-spanned="1" table:number-matrix-rows-spanned="1" table:formula="of:=SUM([.AG3:.AG5]=[.$AW3:.$AW5])" office:value-type="float"/>
          <table:table-cell table:number-matrix-columns-spanned="1" table:number-matrix-rows-spanned="1" table:formula="of:=SUM([.AH3:.AH5]=[.$AP3:.$AP5])" office:value-type="float"/>
          <table:table-cell table:number-matrix-columns-spanned="1" table:number-matrix-rows-spanned="1" table:formula="of:=SUM([.AI3:.AI5]=[.$AQ3:.$AQ5])" office:value-type="float"/>
          <table:table-cell table:number-matrix-columns-spanned="1" table:number-matrix-rows-spanned="1" table:formula="of:=SUM([.AJ3:.AJ5]=[.$AR3:.$AR5])" office:value-type="float"/>
          <table:table-cell table:number-matrix-columns-spanned="1" table:number-matrix-rows-spanned="1" table:formula="of:=SUM([.AK3:.AK5]=[.$AS3:.$AS5])" office:value-type="float"/>
          <table:table-cell table:number-matrix-columns-spanned="1" table:number-matrix-rows-spanned="1" table:formula="of:=SUM([.AL3:.AL5]=[.$AT3:.$AT5])" office:value-type="float"/>
          <table:table-cell table:number-matrix-columns-spanned="1" table:number-matrix-rows-spanned="1" table:formula="of:=SUM([.AM3:.AM5]=[.$AU3:.$AU5])" office:value-type="float"/>
          <table:table-cell table:number-matrix-columns-spanned="1" table:number-matrix-rows-spanned="1" table:formula="of:=SUM([.AN3:.AN5]=[.$AV3:.$AV5])" office:value-type="float"/>
          <table:table-cell table:number-matrix-columns-spanned="1" table:number-matrix-rows-spanned="1" table:formula="of:=SUM([.AO3:.AO5]=[.$AW3:.$AW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X3:.$AX5])" office:value-type="float"/>
          <table:table-cell table:number-matrix-columns-spanned="1" table:number-matrix-rows-spanned="1" table:formula="of:=SUM([.C3:.C5]&lt;[.$AY3:.$AY5])" office:value-type="float"/>
          <table:table-cell table:number-matrix-columns-spanned="1" table:number-matrix-rows-spanned="1" table:formula="of:=SUM([.D3:.D5]&lt;[.$AZ3:.$AZ5])" office:value-type="float"/>
          <table:table-cell table:number-matrix-columns-spanned="1" table:number-matrix-rows-spanned="1" table:formula="of:=SUM([.E3:.E5]&lt;[.$BA3:.$BA5])" office:value-type="float"/>
          <table:table-cell table:number-matrix-columns-spanned="1" table:number-matrix-rows-spanned="1" table:formula="of:=SUM([.F3:.F5]&lt;[.$BB3:.$BB5])" office:value-type="float"/>
          <table:table-cell table:number-matrix-columns-spanned="1" table:number-matrix-rows-spanned="1" table:formula="of:=SUM([.G3:.G5]&lt;[.$BC3:.$BC5])" office:value-type="float"/>
          <table:table-cell table:number-matrix-columns-spanned="1" table:number-matrix-rows-spanned="1" table:formula="of:=SUM([.H3:.H5]&lt;[.$BD3:.$BD5])" office:value-type="float"/>
          <table:table-cell table:number-matrix-columns-spanned="1" table:number-matrix-rows-spanned="1" table:formula="of:=SUM([.I3:.I5]&lt;[.$BE3:.$BE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AX3:.$AX5])" office:value-type="float"/>
          <table:table-cell table:number-matrix-columns-spanned="1" table:number-matrix-rows-spanned="1" table:formula="of:=SUM([.S3:.S5]&lt;[.$AY3:.$AY5])" office:value-type="float"/>
          <table:table-cell table:number-matrix-columns-spanned="1" table:number-matrix-rows-spanned="1" table:formula="of:=SUM([.T3:.T5]&lt;[.$AZ3:.$AZ5])" office:value-type="float"/>
          <table:table-cell table:number-matrix-columns-spanned="1" table:number-matrix-rows-spanned="1" table:formula="of:=SUM([.U3:.U5]&lt;[.$BA3:.$BA5])" office:value-type="float"/>
          <table:table-cell table:number-matrix-columns-spanned="1" table:number-matrix-rows-spanned="1" table:formula="of:=SUM([.V3:.V5]&lt;[.$BB3:.$BB5])" office:value-type="float"/>
          <table:table-cell table:number-matrix-columns-spanned="1" table:number-matrix-rows-spanned="1" table:formula="of:=SUM([.W3:.W5]&lt;[.$BC3:.$BC5])" office:value-type="float"/>
          <table:table-cell table:number-matrix-columns-spanned="1" table:number-matrix-rows-spanned="1" table:formula="of:=SUM([.X3:.X5]&lt;[.$BD3:.$BD5])" office:value-type="float"/>
          <table:table-cell table:number-matrix-columns-spanned="1" table:number-matrix-rows-spanned="1" table:formula="of:=SUM([.Y3:.Y5]&lt;[.$BE3:.$BE5])" office:value-type="float"/>
          <table:table-cell table:number-matrix-columns-spanned="1" table:number-matrix-rows-spanned="1" table:formula="of:=SUM([.Z3:.Z5]&lt;[.$AX3:.$AX5])" office:value-type="float"/>
          <table:table-cell table:number-matrix-columns-spanned="1" table:number-matrix-rows-spanned="1" table:formula="of:=SUM([.AA3:.AA5]&lt;[.$AY3:.$AY5])" office:value-type="float"/>
          <table:table-cell table:number-matrix-columns-spanned="1" table:number-matrix-rows-spanned="1" table:formula="of:=SUM([.AB3:.AB5]&lt;[.$AZ3:.$AZ5])" office:value-type="float"/>
          <table:table-cell table:number-matrix-columns-spanned="1" table:number-matrix-rows-spanned="1" table:formula="of:=SUM([.AC3:.AC5]&lt;[.$BA3:.$BA5])" office:value-type="float"/>
          <table:table-cell table:number-matrix-columns-spanned="1" table:number-matrix-rows-spanned="1" table:formula="of:=SUM([.AD3:.AD5]&lt;[.$BB3:.$BB5])" office:value-type="float"/>
          <table:table-cell table:number-matrix-columns-spanned="1" table:number-matrix-rows-spanned="1" table:formula="of:=SUM([.AE3:.AE5]&lt;[.$BC3:.$BC5])" office:value-type="float"/>
          <table:table-cell table:number-matrix-columns-spanned="1" table:number-matrix-rows-spanned="1" table:formula="of:=SUM([.AF3:.AF5]&lt;[.$BD3:.$BD5])" office:value-type="float"/>
          <table:table-cell table:number-matrix-columns-spanned="1" table:number-matrix-rows-spanned="1" table:formula="of:=SUM([.AG3:.AG5]&lt;[.$BE3:.$BE5])" office:value-type="float"/>
          <table:table-cell table:number-matrix-columns-spanned="1" table:number-matrix-rows-spanned="1" table:formula="of:=SUM([.AH3:.AH5]&lt;[.$AX3:.$AX5])" office:value-type="float"/>
          <table:table-cell table:number-matrix-columns-spanned="1" table:number-matrix-rows-spanned="1" table:formula="of:=SUM([.AI3:.AI5]&lt;[.$AY3:.$AY5])" office:value-type="float"/>
          <table:table-cell table:number-matrix-columns-spanned="1" table:number-matrix-rows-spanned="1" table:formula="of:=SUM([.AJ3:.AJ5]&lt;[.$AZ3:.$AZ5])" office:value-type="float"/>
          <table:table-cell table:number-matrix-columns-spanned="1" table:number-matrix-rows-spanned="1" table:formula="of:=SUM([.AK3:.AK5]&lt;[.$BA3:.$BA5])" office:value-type="float"/>
          <table:table-cell table:number-matrix-columns-spanned="1" table:number-matrix-rows-spanned="1" table:formula="of:=SUM([.AL3:.AL5]&lt;[.$BB3:.$BB5])" office:value-type="float"/>
          <table:table-cell table:number-matrix-columns-spanned="1" table:number-matrix-rows-spanned="1" table:formula="of:=SUM([.AM3:.AM5]&lt;[.$BC3:.$BC5])" office:value-type="float"/>
          <table:table-cell table:number-matrix-columns-spanned="1" table:number-matrix-rows-spanned="1" table:formula="of:=SUM([.AN3:.AN5]&lt;[.$BD3:.$BD5])" office:value-type="float"/>
          <table:table-cell table:number-matrix-columns-spanned="1" table:number-matrix-rows-spanned="1" table:formula="of:=SUM([.AO3:.AO5]&lt;[.$BE3:.$BE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X3:.$AX5])" office:value-type="float"/>
          <table:table-cell table:number-matrix-columns-spanned="1" table:number-matrix-rows-spanned="1" table:formula="of:=SUM([.C3:.C5]&gt;[.$AY3:.$AY5])" office:value-type="float"/>
          <table:table-cell table:number-matrix-columns-spanned="1" table:number-matrix-rows-spanned="1" table:formula="of:=SUM([.D3:.D5]&gt;[.$AZ3:.$AZ5])" office:value-type="float"/>
          <table:table-cell table:number-matrix-columns-spanned="1" table:number-matrix-rows-spanned="1" table:formula="of:=SUM([.E3:.E5]&gt;[.$BA3:.$BA5])" office:value-type="float"/>
          <table:table-cell table:number-matrix-columns-spanned="1" table:number-matrix-rows-spanned="1" table:formula="of:=SUM([.F3:.F5]&gt;[.$BB3:.$BB5])" office:value-type="float"/>
          <table:table-cell table:number-matrix-columns-spanned="1" table:number-matrix-rows-spanned="1" table:formula="of:=SUM([.G3:.G5]&gt;[.$BC3:.$BC5])" office:value-type="float"/>
          <table:table-cell table:number-matrix-columns-spanned="1" table:number-matrix-rows-spanned="1" table:formula="of:=SUM([.H3:.H5]&gt;[.$BD3:.$BD5])" office:value-type="float"/>
          <table:table-cell table:number-matrix-columns-spanned="1" table:number-matrix-rows-spanned="1" table:formula="of:=SUM([.I3:.I5]&gt;[.$BE3:.$BE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AX3:.$AX5])" office:value-type="float"/>
          <table:table-cell table:number-matrix-columns-spanned="1" table:number-matrix-rows-spanned="1" table:formula="of:=SUM([.S3:.S5]&gt;[.$AY3:.$AY5])" office:value-type="float"/>
          <table:table-cell table:number-matrix-columns-spanned="1" table:number-matrix-rows-spanned="1" table:formula="of:=SUM([.T3:.T5]&gt;[.$AZ3:.$AZ5])" office:value-type="float"/>
          <table:table-cell table:number-matrix-columns-spanned="1" table:number-matrix-rows-spanned="1" table:formula="of:=SUM([.U3:.U5]&gt;[.$BA3:.$BA5])" office:value-type="float"/>
          <table:table-cell table:number-matrix-columns-spanned="1" table:number-matrix-rows-spanned="1" table:formula="of:=SUM([.V3:.V5]&gt;[.$BB3:.$BB5])" office:value-type="float"/>
          <table:table-cell table:number-matrix-columns-spanned="1" table:number-matrix-rows-spanned="1" table:formula="of:=SUM([.W3:.W5]&gt;[.$BC3:.$BC5])" office:value-type="float"/>
          <table:table-cell table:number-matrix-columns-spanned="1" table:number-matrix-rows-spanned="1" table:formula="of:=SUM([.X3:.X5]&gt;[.$BD3:.$BD5])" office:value-type="float"/>
          <table:table-cell table:number-matrix-columns-spanned="1" table:number-matrix-rows-spanned="1" table:formula="of:=SUM([.Y3:.Y5]&gt;[.$BE3:.$BE5])" office:value-type="float"/>
          <table:table-cell table:number-matrix-columns-spanned="1" table:number-matrix-rows-spanned="1" table:formula="of:=SUM([.Z3:.Z5]&gt;[.$AX3:.$AX5])" office:value-type="float"/>
          <table:table-cell table:number-matrix-columns-spanned="1" table:number-matrix-rows-spanned="1" table:formula="of:=SUM([.AA3:.AA5]&gt;[.$AY3:.$AY5])" office:value-type="float"/>
          <table:table-cell table:number-matrix-columns-spanned="1" table:number-matrix-rows-spanned="1" table:formula="of:=SUM([.AB3:.AB5]&gt;[.$AZ3:.$AZ5])" office:value-type="float"/>
          <table:table-cell table:number-matrix-columns-spanned="1" table:number-matrix-rows-spanned="1" table:formula="of:=SUM([.AC3:.AC5]&gt;[.$BA3:.$BA5])" office:value-type="float"/>
          <table:table-cell table:number-matrix-columns-spanned="1" table:number-matrix-rows-spanned="1" table:formula="of:=SUM([.AD3:.AD5]&gt;[.$BB3:.$BB5])" office:value-type="float"/>
          <table:table-cell table:number-matrix-columns-spanned="1" table:number-matrix-rows-spanned="1" table:formula="of:=SUM([.AE3:.AE5]&gt;[.$BC3:.$BC5])" office:value-type="float"/>
          <table:table-cell table:number-matrix-columns-spanned="1" table:number-matrix-rows-spanned="1" table:formula="of:=SUM([.AF3:.AF5]&gt;[.$BD3:.$BD5])" office:value-type="float"/>
          <table:table-cell table:number-matrix-columns-spanned="1" table:number-matrix-rows-spanned="1" table:formula="of:=SUM([.AG3:.AG5]&gt;[.$BE3:.$BE5])" office:value-type="float"/>
          <table:table-cell table:number-matrix-columns-spanned="1" table:number-matrix-rows-spanned="1" table:formula="of:=SUM([.AH3:.AH5]&gt;[.$AX3:.$AX5])" office:value-type="float"/>
          <table:table-cell table:number-matrix-columns-spanned="1" table:number-matrix-rows-spanned="1" table:formula="of:=SUM([.AI3:.AI5]&gt;[.$AY3:.$AY5])" office:value-type="float"/>
          <table:table-cell table:number-matrix-columns-spanned="1" table:number-matrix-rows-spanned="1" table:formula="of:=SUM([.AJ3:.AJ5]&gt;[.$AZ3:.$AZ5])" office:value-type="float"/>
          <table:table-cell table:number-matrix-columns-spanned="1" table:number-matrix-rows-spanned="1" table:formula="of:=SUM([.AK3:.AK5]&gt;[.$BA3:.$BA5])" office:value-type="float"/>
          <table:table-cell table:number-matrix-columns-spanned="1" table:number-matrix-rows-spanned="1" table:formula="of:=SUM([.AL3:.AL5]&gt;[.$BB3:.$BB5])" office:value-type="float"/>
          <table:table-cell table:number-matrix-columns-spanned="1" table:number-matrix-rows-spanned="1" table:formula="of:=SUM([.AM3:.AM5]&gt;[.$BC3:.$BC5])" office:value-type="float"/>
          <table:table-cell table:number-matrix-columns-spanned="1" table:number-matrix-rows-spanned="1" table:formula="of:=SUM([.AN3:.AN5]&gt;[.$BD3:.$BD5])" office:value-type="float"/>
          <table:table-cell table:number-matrix-columns-spanned="1" table:number-matrix-rows-spanned="1" table:formula="of:=SUM([.AO3:.AO5]&gt;[.$BE3:.$BE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F3:.$BF5])" office:value-type="float"/>
          <table:table-cell table:number-matrix-columns-spanned="1" table:number-matrix-rows-spanned="1" table:formula="of:=SUM([.C3:.C5]=[.$BG3:.$BG5])" office:value-type="float"/>
          <table:table-cell table:number-matrix-columns-spanned="1" table:number-matrix-rows-spanned="1" table:formula="of:=SUM([.D3:.D5]=[.$BH3:.$BH5])" office:value-type="float"/>
          <table:table-cell table:number-matrix-columns-spanned="1" table:number-matrix-rows-spanned="1" table:formula="of:=SUM([.E3:.E5]=[.$BI3:.$BI5])" office:value-type="float"/>
          <table:table-cell table:number-matrix-columns-spanned="1" table:number-matrix-rows-spanned="1" table:formula="of:=SUM([.F3:.F5]=[.$BJ3:.$BJ5])" office:value-type="float"/>
          <table:table-cell table:number-matrix-columns-spanned="1" table:number-matrix-rows-spanned="1" table:formula="of:=SUM([.G3:.G5]=[.$BK3:.$BK5])" office:value-type="float"/>
          <table:table-cell table:number-matrix-columns-spanned="1" table:number-matrix-rows-spanned="1" table:formula="of:=SUM([.H3:.H5]=[.$BL3:.$BL5])" office:value-type="float"/>
          <table:table-cell table:number-matrix-columns-spanned="1" table:number-matrix-rows-spanned="1" table:formula="of:=SUM([.I3:.I5]=[.$BM3:.$BM5])" office:value-type="float"/>
          <table:table-cell table:number-matrix-columns-spanned="1" table:number-matrix-rows-spanned="1" table:formula="of:=SUM([.J3:.J5]=[.$BF3:.$BF5])" office:value-type="float"/>
          <table:table-cell table:number-matrix-columns-spanned="1" table:number-matrix-rows-spanned="1" table:formula="of:=SUM([.K3:.K5]=[.$BG3:.$BG5])" office:value-type="float"/>
          <table:table-cell table:number-matrix-columns-spanned="1" table:number-matrix-rows-spanned="1" table:formula="of:=SUM([.L3:.L5]=[.$BH3:.$BH5])" office:value-type="float"/>
          <table:table-cell table:number-matrix-columns-spanned="1" table:number-matrix-rows-spanned="1" table:formula="of:=SUM([.M3:.M5]=[.$BI3:.$BI5])" office:value-type="float"/>
          <table:table-cell table:number-matrix-columns-spanned="1" table:number-matrix-rows-spanned="1" table:formula="of:=SUM([.N3:.N5]=[.$BJ3:.$BJ5])" office:value-type="float"/>
          <table:table-cell table:number-matrix-columns-spanned="1" table:number-matrix-rows-spanned="1" table:formula="of:=SUM([.O3:.O5]=[.$BK3:.$BK5])" office:value-type="float"/>
          <table:table-cell table:number-matrix-columns-spanned="1" table:number-matrix-rows-spanned="1" table:formula="of:=SUM([.P3:.P5]=[.$BL3:.$BL5])" office:value-type="float"/>
          <table:table-cell table:number-matrix-columns-spanned="1" table:number-matrix-rows-spanned="1" table:formula="of:=SUM([.Q3:.Q5]=[.$BM3:.$BM5])" office:value-type="float"/>
          <table:table-cell table:number-matrix-columns-spanned="1" table:number-matrix-rows-spanned="1" table:formula="of:=SUM([.R3:.R5]=[.$BF3:.$BF5])" office:value-type="float"/>
          <table:table-cell table:number-matrix-columns-spanned="1" table:number-matrix-rows-spanned="1" table:formula="of:=SUM([.S3:.S5]=[.$BG3:.$BG5])" office:value-type="float"/>
          <table:table-cell table:number-matrix-columns-spanned="1" table:number-matrix-rows-spanned="1" table:formula="of:=SUM([.T3:.T5]=[.$BH3:.$BH5])" office:value-type="float"/>
          <table:table-cell table:number-matrix-columns-spanned="1" table:number-matrix-rows-spanned="1" table:formula="of:=SUM([.U3:.U5]=[.$BI3:.$BI5])" office:value-type="float"/>
          <table:table-cell table:number-matrix-columns-spanned="1" table:number-matrix-rows-spanned="1" table:formula="of:=SUM([.V3:.V5]=[.$BJ3:.$BJ5])" office:value-type="float"/>
          <table:table-cell table:number-matrix-columns-spanned="1" table:number-matrix-rows-spanned="1" table:formula="of:=SUM([.W3:.W5]=[.$BK3:.$BK5])" office:value-type="float"/>
          <table:table-cell table:number-matrix-columns-spanned="1" table:number-matrix-rows-spanned="1" table:formula="of:=SUM([.X3:.X5]=[.$BL3:.$BL5])" office:value-type="float"/>
          <table:table-cell table:number-matrix-columns-spanned="1" table:number-matrix-rows-spanned="1" table:formula="of:=SUM([.Y3:.Y5]=[.$BM3:.$BM5])" office:value-type="float"/>
          <table:table-cell table:number-matrix-columns-spanned="1" table:number-matrix-rows-spanned="1" table:formula="of:=SUM([.Z3:.Z5]=[.$BF3:.$BF5])" office:value-type="float"/>
          <table:table-cell table:number-matrix-columns-spanned="1" table:number-matrix-rows-spanned="1" table:formula="of:=SUM([.AA3:.AA5]=[.$BG3:.$BG5])" office:value-type="float"/>
          <table:table-cell table:number-matrix-columns-spanned="1" table:number-matrix-rows-spanned="1" table:formula="of:=SUM([.AB3:.AB5]=[.$BH3:.$BH5])" office:value-type="float"/>
          <table:table-cell table:number-matrix-columns-spanned="1" table:number-matrix-rows-spanned="1" table:formula="of:=SUM([.AC3:.AC5]=[.$BI3:.$BI5])" office:value-type="float"/>
          <table:table-cell table:number-matrix-columns-spanned="1" table:number-matrix-rows-spanned="1" table:formula="of:=SUM([.AD3:.AD5]=[.$BJ3:.$BJ5])" office:value-type="float"/>
          <table:table-cell table:number-matrix-columns-spanned="1" table:number-matrix-rows-spanned="1" table:formula="of:=SUM([.AE3:.AE5]=[.$BK3:.$BK5])" office:value-type="float"/>
          <table:table-cell table:number-matrix-columns-spanned="1" table:number-matrix-rows-spanned="1" table:formula="of:=SUM([.AF3:.AF5]=[.$BL3:.$BL5])" office:value-type="float"/>
          <table:table-cell table:number-matrix-columns-spanned="1" table:number-matrix-rows-spanned="1" table:formula="of:=SUM([.AG3:.AG5]=[.$BM3:.$BM5])" office:value-type="float"/>
          <table:table-cell table:number-matrix-columns-spanned="1" table:number-matrix-rows-spanned="1" table:formula="of:=SUM([.AH3:.AH5]=[.$BF3:.$BF5])" office:value-type="float"/>
          <table:table-cell table:number-matrix-columns-spanned="1" table:number-matrix-rows-spanned="1" table:formula="of:=SUM([.AI3:.AI5]=[.$BG3:.$BG5])" office:value-type="float"/>
          <table:table-cell table:number-matrix-columns-spanned="1" table:number-matrix-rows-spanned="1" table:formula="of:=SUM([.AJ3:.AJ5]=[.$BH3:.$BH5])" office:value-type="float"/>
          <table:table-cell table:number-matrix-columns-spanned="1" table:number-matrix-rows-spanned="1" table:formula="of:=SUM([.AK3:.AK5]=[.$BI3:.$BI5])" office:value-type="float"/>
          <table:table-cell table:number-matrix-columns-spanned="1" table:number-matrix-rows-spanned="1" table:formula="of:=SUM([.AL3:.AL5]=[.$BJ3:.$BJ5])" office:value-type="float"/>
          <table:table-cell table:number-matrix-columns-spanned="1" table:number-matrix-rows-spanned="1" table:formula="of:=SUM([.AM3:.AM5]=[.$BK3:.$BK5])" office:value-type="float"/>
          <table:table-cell table:number-matrix-columns-spanned="1" table:number-matrix-rows-spanned="1" table:formula="of:=SUM([.AN3:.AN5]=[.$BL3:.$BL5])" office:value-type="float"/>
          <table:table-cell table:number-matrix-columns-spanned="1" table:number-matrix-rows-spanned="1" table:formula="of:=SUM([.AO3:.AO5]=[.$BM3:.$BM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